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Nimbus Mono L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2"/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737.83pt" svg:height="433.9pt" svg:x="429pt" svg:y="147.37pt">
            <loext:p draw:notify-on-update-of-ranges="Sheet1.E9:Sheet1.E6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3" table:default-cell-style-name="ce1"/>
        <table:table-column table:style-name="co1" table:number-columns-repeated="8" table:default-cell-style-name="Default"/>
        <table:table-row table:style-name="ro1">
          <table:table-cell/>
          <table:table-cell table:style-name="Default"/>
          <table:table-cell table:style-name="Default" office:value-type="string" calcext:value-type="string">
            <text:p>Q</text:p>
          </table:table-cell>
          <table:table-cell table:style-name="Default"/>
          <table:table-cell table:number-columns-repeated="2"/>
          <table:table-cell table:style-name="ce2"/>
          <table:table-cell table:number-columns-repeated="5"/>
        </table:table-row>
        <table:table-row table:style-name="ro1">
          <table:table-cell/>
          <table:table-cell table:style-name="Default"/>
          <table:table-cell table:style-name="Default" office:value-type="float" office:value="0.707" calcext:value-type="float">
            <text:p>0.707</text:p>
          </table:table-cell>
          <table:table-cell table:style-name="Default"/>
          <table:table-cell table:number-columns-repeated="5"/>
          <table:table-cell office:value-type="string" calcext:value-type="string">
            <text:p>https://stackoverflow.com/questions/20924868/calculate-coefficients-of-2nd-order-butterworth-low-pass-fil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f</text:p>
          </table:table-cell>
          <table:table-cell table:style-name="Default" office:value-type="string" calcext:value-type="string">
            <text:p>ita</text:p>
          </table:table-cell>
          <table:table-cell table:style-name="Default" office:value-type="string" calcext:value-type="string">
            <text:p>q</text:p>
          </table:table-cell>
          <table:table-cell table:style-name="Default" office:value-type="string" calcext:value-type="string">
            <text:p>b0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0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table:style-name="Default" table:formula="of:=1/TAN(3.14159265*1*[.A4])" office:value-type="float" office:value="3.07768354093453" calcext:value-type="float">
            <text:p>3.0776835409</text:p>
          </table:table-cell>
          <table:table-cell table:style-name="Default" table:formula="of:=1/[.C2]" office:value-type="float" office:value="1.41442715700141" calcext:value-type="float">
            <text:p>1.414427157</text:p>
          </table:table-cell>
          <table:table-cell table:style-name="Default" table:formula="of:=1/(1+[.C4]*[.B4]+[.B4]*[.B4])" office:value-type="float" office:value="0.0674522826877163" calcext:value-type="float">
            <text:p>0.0674522827</text:p>
          </table:table-cell>
          <table:table-cell table:formula="of:=[.D4]*2" office:value-type="float" office:value="0.134904565375433" calcext:value-type="float">
            <text:p>0.1349045654</text:p>
          </table:table-cell>
          <table:table-cell table:formula="of:=[.D4]" office:value-type="float" office:value="0.0674522826877163" calcext:value-type="float">
            <text:p>0.0674522827</text:p>
          </table:table-cell>
          <table:table-cell table:formula="of:=2*([.B4]*[.B4]-1)*[.D4]" office:value-type="float" office:value="1.14292982193245" calcext:value-type="float">
            <text:p>1.1429298219</text:p>
          </table:table-cell>
          <table:table-cell table:formula="of:=-(1-[.C4]*[.B4]+[.B4]*[.B4])*[.D4]" office:value-type="float" office:value="-0.412738952683316" calcext:value-type="float">
            <text:p>-0.4127389527</text:p>
          </table:table-cell>
          <table:table-cell/>
          <table:table-cell table:formula="of:=TAN(3.14159265*[.A4])" office:value-type="float" office:value="0.324919695836029" calcext:value-type="float">
            <text:p>0.3249196958</text:p>
          </table:table-cell>
          <table:table-cell table:formula="of:=1+([.C4]*[.J4]+[.J4]*[.J4])" office:value-type="float" office:value="1.5651480503773" calcext:value-type="float">
            <text:p>1.5651480504</text:p>
          </table:table-cell>
          <table:table-cell table:formula="of:=([.J4]*[.J4])/[.K4]" office:value-type="float" office:value="0.0674522826877163" calcext:value-type="float">
            <text:p>0.0674522827</text:p>
          </table:table-cell>
        </table:table-row>
        <table:table-row table:style-name="ro1">
          <table:table-cell table:formula="of:=[.A4]" office:value-type="float" office:value="0.1" calcext:value-type="float">
            <text:p>0.1</text:p>
          </table:table-cell>
          <table:table-cell table:style-name="Default" table:formula="of:=[.B4]" office:value-type="float" office:value="3.07768354093453" calcext:value-type="float">
            <text:p>3.0776835409</text:p>
          </table:table-cell>
          <table:table-cell table:style-name="Default" table:formula="of:=[.C4]" office:value-type="float" office:value="1.41442715700141" calcext:value-type="float">
            <text:p>1.414427157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4]" office:value-type="float" office:value="1.14292982193245" calcext:value-type="float">
            <text:p>1.1429298219</text:p>
          </table:table-cell>
          <table:table-cell table:formula="of:=[.H4]" office:value-type="float" office:value="-0.412738952683316" calcext:value-type="float">
            <text:p>-0.4127389527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3"/>
          <table:table-cell table:number-columns-repeated="8"/>
        </table:table-row>
        <table:table-row table:style-name="ro1">
          <table:table-cell office:value-type="string" calcext:value-type="string">
            <text:p>IN</text:p>
          </table:table-cell>
          <table:table-cell table:style-name="Default" office:value-type="string" calcext:value-type="string">
            <text:p>Z-1</text:p>
          </table:table-cell>
          <table:table-cell table:style-name="Default" office:value-type="string" calcext:value-type="string">
            <text:p>Z^-2</text:p>
          </table:table-cell>
          <table:table-cell table:style-name="Default" office:value-type="string" calcext:value-type="string">
            <text:p>out</text:p>
          </table:table-cell>
          <table:table-cell/>
          <table:table-cell office:value-type="string" calcext:value-type="string">
            <text:p>Scale output</text:p>
          </table:table-cell>
          <table:table-cell office:value-type="string" calcext:value-type="string">
            <text:p>sum b</text:p>
          </table:table-cell>
          <table:table-cell office:value-type="string" calcext:value-type="string">
            <text:p>sum a</text:p>
          </table:table-cell>
          <table:table-cell office:value-type="string" calcext:value-type="string">
            <text:p>a/b</text:p>
          </table:table-cell>
          <table:table-cell office:value-type="string" calcext:value-type="string">
            <text:p>(a/b)*ff</text:p>
          </table:table-cell>
          <table:table-cell office:value-type="string" calcext:value-type="string">
            <text:p>steady/J8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00</text:p>
          </table:table-cell>
          <table:table-cell table:formula="of:=[.D$5]*[.A8]+[.E$5]*[.B8]+[.F$5]*[.C8]" office:value-type="float" office:value="0" calcext:value-type="float">
            <text:p>0.0000</text:p>
          </table:table-cell>
          <table:table-cell table:formula="of:=[.D8]*[.F$9]" office:value-type="float" office:value="0" calcext:value-type="float">
            <text:p>0</text:p>
          </table:table-cell>
          <table:table-cell/>
          <table:table-cell table:formula="of:=[.D5]+[.E5]+[.F5]" office:value-type="float" office:value="4" calcext:value-type="float">
            <text:p>4</text:p>
          </table:table-cell>
          <table:table-cell table:style-name="ce1" table:formula="of:=[.G4]+[.H4]+1" office:value-type="float" office:value="1.73019086924913" calcext:value-type="float">
            <text:p>1.7302</text:p>
          </table:table-cell>
          <table:table-cell table:formula="of:=[.H8]/[.G8]" office:value-type="float" office:value="0.432547717312284" calcext:value-type="float">
            <text:p>0.4325477173</text:p>
          </table:table-cell>
          <table:table-cell table:formula="of:=[.I8]*[.A4]" office:value-type="float" office:value="0.0432547717312284" calcext:value-type="float">
            <text:p>0.0432547717</text:p>
          </table:table-cell>
          <table:table-cell table:formula="of:=[.F9]/[.J8]" office:value-type="float" office:value="1.90765667312183" calcext:value-type="float">
            <text:p>1.907656673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9]+[.B8]*[.G$5]+[.C8]*[.H$5]" office:value-type="float" office:value="0" calcext:value-type="float">
            <text:p>0.0000</text:p>
          </table:table-cell>
          <table:table-cell table:formula="of:=[.B8]" office:value-type="float" office:value="0" calcext:value-type="float">
            <text:p>0.0000</text:p>
          </table:table-cell>
          <table:table-cell table:formula="of:=[.D$5]*[.A9]+[.E$5]*[.B9]+[.F$5]*[.C9]" office:value-type="float" office:value="0" calcext:value-type="float">
            <text:p>0.0000</text:p>
          </table:table-cell>
          <table:table-cell table:formula="of:=[.D9]*[.F$9]" office:value-type="float" office:value="0" calcext:value-type="float">
            <text:p>0</text:p>
          </table:table-cell>
          <table:table-cell table:formula="of:=1/[.D93]" office:value-type="float" office:value="0.0825152539374393" calcext:value-type="float">
            <text:p>0.0825152539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0]+[.B9]*[.G$5]+[.C9]*[.H$5]" office:value-type="float" office:value="1" calcext:value-type="float">
            <text:p>1.0000</text:p>
          </table:table-cell>
          <table:table-cell table:formula="of:=[.B9]" office:value-type="float" office:value="0" calcext:value-type="float">
            <text:p>0.0000</text:p>
          </table:table-cell>
          <table:table-cell table:formula="of:=[.D$5]*[.A10]+[.E$5]*[.B10]+[.F$5]*[.C10]" office:value-type="float" office:value="3" calcext:value-type="float">
            <text:p>3.0000</text:p>
          </table:table-cell>
          <table:table-cell table:formula="of:=[.D10]*[.F$9]" office:value-type="float" office:value="0.247545761812318" calcext:value-type="float">
            <text:p>0.2475457618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1]+[.B10]*[.G$5]+[.C10]*[.H$5]" office:value-type="float" office:value="2.14292982193245" calcext:value-type="float">
            <text:p>2.1429</text:p>
          </table:table-cell>
          <table:table-cell table:formula="of:=[.B10]" office:value-type="float" office:value="1" calcext:value-type="float">
            <text:p>1.0000</text:p>
          </table:table-cell>
          <table:table-cell table:formula="of:=[.D$5]*[.A11]+[.E$5]*[.B11]+[.F$5]*[.C11]" office:value-type="float" office:value="6.2858596438649" calcext:value-type="float">
            <text:p>6.2859</text:p>
          </table:table-cell>
          <table:table-cell table:formula="of:=[.D11]*[.F$9]" office:value-type="float" office:value="0.518679304728614" calcext:value-type="float">
            <text:p>0.5186793047</text:p>
          </table:table-cell>
          <table:table-cell table:number-columns-repeated="7"/>
        </table:table-row>
        <table:table-row table:style-name="ro1">
          <table:table-cell table:formula="of:=[.A11]" office:value-type="float" office:value="1" calcext:value-type="float">
            <text:p>1</text:p>
          </table:table-cell>
          <table:table-cell table:formula="of:=[.A12]+[.B11]*[.G$5]+[.C11]*[.H$5]" office:value-type="float" office:value="3.03647944711168" calcext:value-type="float">
            <text:p>3.0365</text:p>
          </table:table-cell>
          <table:table-cell table:formula="of:=[.B11]" office:value-type="float" office:value="2.14292982193245" calcext:value-type="float">
            <text:p>2.1429</text:p>
          </table:table-cell>
          <table:table-cell table:formula="of:=[.D$5]*[.A12]+[.E$5]*[.B12]+[.F$5]*[.C12]" office:value-type="float" office:value="9.21588871615581" calcext:value-type="float">
            <text:p>9.2159</text:p>
          </table:table-cell>
          <table:table-cell table:formula="of:=[.D12]*[.F$9]" office:value-type="float" office:value="0.760451397672778" calcext:value-type="float">
            <text:p>0.7604513977</text:p>
          </table:table-cell>
          <table:table-cell table:number-columns-repeated="7"/>
        </table:table-row>
        <table:table-row table:style-name="ro1">
          <table:table-cell table:formula="of:=[.A12]" office:value-type="float" office:value="1" calcext:value-type="float">
            <text:p>1</text:p>
          </table:table-cell>
          <table:table-cell table:formula="of:=[.A13]+[.B12]*[.G$5]+[.C12]*[.H$5]" office:value-type="float" office:value="3.58601230341065" calcext:value-type="float">
            <text:p>3.5860</text:p>
          </table:table-cell>
          <table:table-cell table:formula="of:=[.B12]" office:value-type="float" office:value="3.03647944711168" calcext:value-type="float">
            <text:p>3.0365</text:p>
          </table:table-cell>
          <table:table-cell table:formula="of:=[.D$5]*[.A13]+[.E$5]*[.B13]+[.F$5]*[.C13]" office:value-type="float" office:value="11.208504053933" calcext:value-type="float">
            <text:p>11.2085</text:p>
          </table:table-cell>
          <table:table-cell table:formula="of:=[.D13]*[.F$9]" office:value-type="float" office:value="0.924872558269098" calcext:value-type="float">
            <text:p>0.9248725583</text:p>
          </table:table-cell>
          <table:table-cell table:number-columns-repeated="7"/>
        </table:table-row>
        <table:table-row table:style-name="ro1">
          <table:table-cell table:formula="of:=[.A13]" office:value-type="float" office:value="1" calcext:value-type="float">
            <text:p>1</text:p>
          </table:table-cell>
          <table:table-cell table:formula="of:=[.A14]+[.B13]*[.G$5]+[.C13]*[.H$5]" office:value-type="float" office:value="3.84528705653943" calcext:value-type="float">
            <text:p>3.8453</text:p>
          </table:table-cell>
          <table:table-cell table:formula="of:=[.B13]" office:value-type="float" office:value="3.58601230341065" calcext:value-type="float">
            <text:p>3.5860</text:p>
          </table:table-cell>
          <table:table-cell table:formula="of:=[.D$5]*[.A14]+[.E$5]*[.B14]+[.F$5]*[.C14]" office:value-type="float" office:value="12.2765864164895" calcext:value-type="float">
            <text:p>12.2766</text:p>
          </table:table-cell>
          <table:table-cell table:formula="of:=[.D14]*[.F$9]" office:value-type="float" office:value="1.01300564564155" calcext:value-type="float">
            <text:p>1.0130056456</text:p>
          </table:table-cell>
          <table:table-cell table:number-columns-repeated="7"/>
        </table:table-row>
        <table:table-row table:style-name="ro1">
          <table:table-cell table:formula="of:=[.A14]" office:value-type="float" office:value="1" calcext:value-type="float">
            <text:p>1</text:p>
          </table:table-cell>
          <table:table-cell table:formula="of:=[.A15]+[.B14]*[.G$5]+[.C14]*[.H$5]" office:value-type="float" office:value="3.91480628839057" calcext:value-type="float">
            <text:p>3.9148</text:p>
          </table:table-cell>
          <table:table-cell table:formula="of:=[.B14]" office:value-type="float" office:value="3.84528705653943" calcext:value-type="float">
            <text:p>3.8453</text:p>
          </table:table-cell>
          <table:table-cell table:formula="of:=[.D$5]*[.A15]+[.E$5]*[.B15]+[.F$5]*[.C15]" office:value-type="float" office:value="12.6748996333206" calcext:value-type="float">
            <text:p>12.6749</text:p>
          </table:table-cell>
          <table:table-cell table:formula="of:=[.D15]*[.F$9]" office:value-type="float" office:value="1.045872561875" calcext:value-type="float">
            <text:p>1.0458725619</text:p>
          </table:table-cell>
          <table:table-cell table:number-columns-repeated="7"/>
        </table:table-row>
        <table:table-row table:style-name="ro1">
          <table:table-cell table:formula="of:=[.A15]" office:value-type="float" office:value="1" calcext:value-type="float">
            <text:p>1</text:p>
          </table:table-cell>
          <table:table-cell table:formula="of:=[.A16]+[.B15]*[.G$5]+[.C15]*[.H$5]" office:value-type="float" office:value="3.88724910160748" calcext:value-type="float">
            <text:p>3.8872</text:p>
          </table:table-cell>
          <table:table-cell table:formula="of:=[.B15]" office:value-type="float" office:value="3.91480628839057" calcext:value-type="float">
            <text:p>3.9148</text:p>
          </table:table-cell>
          <table:table-cell table:formula="of:=[.D$5]*[.A16]+[.E$5]*[.B16]+[.F$5]*[.C16]" office:value-type="float" office:value="12.6893044916055" calcext:value-type="float">
            <text:p>12.6893</text:p>
          </table:table-cell>
          <table:table-cell table:formula="of:=[.D16]*[.F$9]" office:value-type="float" office:value="1.04706118241432" calcext:value-type="float">
            <text:p>1.0470611824</text:p>
          </table:table-cell>
          <table:table-cell table:number-columns-repeated="7"/>
        </table:table-row>
        <table:table-row table:style-name="ro1">
          <table:table-cell table:formula="of:=[.A16]" office:value-type="float" office:value="1" calcext:value-type="float">
            <text:p>1</text:p>
          </table:table-cell>
          <table:table-cell table:formula="of:=[.A17]+[.B16]*[.G$5]+[.C16]*[.H$5]" office:value-type="float" office:value="3.82705987607893" calcext:value-type="float">
            <text:p>3.8271</text:p>
          </table:table-cell>
          <table:table-cell table:formula="of:=[.B16]" office:value-type="float" office:value="3.88724910160748" calcext:value-type="float">
            <text:p>3.8872</text:p>
          </table:table-cell>
          <table:table-cell table:formula="of:=[.D$5]*[.A17]+[.E$5]*[.B17]+[.F$5]*[.C17]" office:value-type="float" office:value="12.5413688537653" calcext:value-type="float">
            <text:p>12.5414</text:p>
          </table:table-cell>
          <table:table-cell table:formula="of:=[.D17]*[.F$9]" office:value-type="float" office:value="1.03485423569154" calcext:value-type="float">
            <text:p>1.0348542357</text:p>
          </table:table-cell>
          <table:table-cell table:number-columns-repeated="7"/>
        </table:table-row>
        <table:table-row table:style-name="ro1">
          <table:table-cell table:formula="of:=[.A17]" office:value-type="float" office:value="1" calcext:value-type="float">
            <text:p>1</text:p>
          </table:table-cell>
          <table:table-cell table:formula="of:=[.A18]+[.B17]*[.G$5]+[.C17]*[.H$5]" office:value-type="float" office:value="3.76964173967509" calcext:value-type="float">
            <text:p>3.7696</text:p>
          </table:table-cell>
          <table:table-cell table:formula="of:=[.B17]" office:value-type="float" office:value="3.82705987607893" calcext:value-type="float">
            <text:p>3.8271</text:p>
          </table:table-cell>
          <table:table-cell table:formula="of:=[.D$5]*[.A18]+[.E$5]*[.B18]+[.F$5]*[.C18]" office:value-type="float" office:value="12.3663433554291" calcext:value-type="float">
            <text:p>12.3663</text:p>
          </table:table-cell>
          <table:table-cell table:formula="of:=[.D18]*[.F$9]" office:value-type="float" office:value="1.0204119622508" calcext:value-type="float">
            <text:p>1.0204119623</text:p>
          </table:table-cell>
          <table:table-cell table:number-columns-repeated="7"/>
        </table:table-row>
        <table:table-row table:style-name="ro1">
          <table:table-cell table:formula="of:=[.A18]" office:value-type="float" office:value="1" calcext:value-type="float">
            <text:p>1</text:p>
          </table:table-cell>
          <table:table-cell table:formula="of:=[.A19]+[.B18]*[.G$5]+[.C18]*[.H$5]" office:value-type="float" office:value="3.72885927716682" calcext:value-type="float">
            <text:p>3.7289</text:p>
          </table:table-cell>
          <table:table-cell table:formula="of:=[.B18]" office:value-type="float" office:value="3.76964173967509" calcext:value-type="float">
            <text:p>3.7696</text:p>
          </table:table-cell>
          <table:table-cell table:formula="of:=[.D$5]*[.A19]+[.E$5]*[.B19]+[.F$5]*[.C19]" office:value-type="float" office:value="12.2273602940087" calcext:value-type="float">
            <text:p>12.2274</text:p>
          </table:table-cell>
          <table:table-cell table:formula="of:=[.D19]*[.F$9]" office:value-type="float" office:value="1.00894373964469" calcext:value-type="float">
            <text:p>1.0089437396</text:p>
          </table:table-cell>
          <table:table-cell table:number-columns-repeated="7"/>
        </table:table-row>
        <table:table-row table:style-name="ro1">
          <table:table-cell table:formula="of:=[.A19]" office:value-type="float" office:value="1" calcext:value-type="float">
            <text:p>1</text:p>
          </table:table-cell>
          <table:table-cell table:formula="of:=[.A20]+[.B19]*[.G$5]+[.C19]*[.H$5]" office:value-type="float" office:value="3.70594648603863" calcext:value-type="float">
            <text:p>3.7059</text:p>
          </table:table-cell>
          <table:table-cell table:formula="of:=[.B19]" office:value-type="float" office:value="3.72885927716682" calcext:value-type="float">
            <text:p>3.7289</text:p>
          </table:table-cell>
          <table:table-cell table:formula="of:=[.D$5]*[.A20]+[.E$5]*[.B20]+[.F$5]*[.C20]" office:value-type="float" office:value="12.1407522492441" calcext:value-type="float">
            <text:p>12.1408</text:p>
          </table:table-cell>
          <table:table-cell table:formula="of:=[.D20]*[.F$9]" office:value-type="float" office:value="1.00179725483791" calcext:value-type="float">
            <text:p>1.0017972548</text:p>
          </table:table-cell>
          <table:table-cell table:number-columns-repeated="7"/>
        </table:table-row>
        <table:table-row table:style-name="ro1">
          <table:table-cell table:formula="of:=[.A20]" office:value-type="float" office:value="1" calcext:value-type="float">
            <text:p>1</text:p>
          </table:table-cell>
          <table:table-cell table:formula="of:=[.A21]+[.B20]*[.G$5]+[.C20]*[.H$5]" office:value-type="float" office:value="3.69659128461803" calcext:value-type="float">
            <text:p>3.6966</text:p>
          </table:table-cell>
          <table:table-cell table:formula="of:=[.B20]" office:value-type="float" office:value="3.70594648603863" calcext:value-type="float">
            <text:p>3.7059</text:p>
          </table:table-cell>
          <table:table-cell table:formula="of:=[.D$5]*[.A21]+[.E$5]*[.B21]+[.F$5]*[.C21]" office:value-type="float" office:value="12.0991290552747" calcext:value-type="float">
            <text:p>12.0991</text:p>
          </table:table-cell>
          <table:table-cell table:formula="of:=[.D21]*[.F$9]" office:value-type="float" office:value="0.998362706417841" calcext:value-type="float">
            <text:p>0.9983627064</text:p>
          </table:table-cell>
          <table:table-cell table:number-columns-repeated="7"/>
        </table:table-row>
        <table:table-row table:style-name="ro1">
          <table:table-cell table:formula="of:=[.A21]" office:value-type="float" office:value="1" calcext:value-type="float">
            <text:p>1</text:p>
          </table:table-cell>
          <table:table-cell table:formula="of:=[.A22]+[.B21]*[.G$5]+[.C21]*[.H$5]" office:value-type="float" office:value="3.69535594733753" calcext:value-type="float">
            <text:p>3.6954</text:p>
          </table:table-cell>
          <table:table-cell table:formula="of:=[.B21]" office:value-type="float" office:value="3.69659128461803" calcext:value-type="float">
            <text:p>3.6966</text:p>
          </table:table-cell>
          <table:table-cell table:formula="of:=[.D$5]*[.A22]+[.E$5]*[.B22]+[.F$5]*[.C22]" office:value-type="float" office:value="12.0873031792931" calcext:value-type="float">
            <text:p>12.0873</text:p>
          </table:table-cell>
          <table:table-cell table:formula="of:=[.D22]*[.F$9]" office:value-type="float" office:value="0.997386891258186" calcext:value-type="float">
            <text:p>0.9973868913</text:p>
          </table:table-cell>
          <table:table-cell table:number-columns-repeated="7"/>
        </table:table-row>
        <table:table-row table:style-name="ro1">
          <table:table-cell table:formula="of:=[.A22]" office:value-type="float" office:value="1" calcext:value-type="float">
            <text:p>1</text:p>
          </table:table-cell>
          <table:table-cell table:formula="of:=[.A23]+[.B22]*[.G$5]+[.C22]*[.H$5]" office:value-type="float" office:value="3.69780529955599" calcext:value-type="float">
            <text:p>3.6978</text:p>
          </table:table-cell>
          <table:table-cell table:formula="of:=[.B22]" office:value-type="float" office:value="3.69535594733753" calcext:value-type="float">
            <text:p>3.6954</text:p>
          </table:table-cell>
          <table:table-cell table:formula="of:=[.D$5]*[.A23]+[.E$5]*[.B23]+[.F$5]*[.C23]" office:value-type="float" office:value="12.0909665464495" calcext:value-type="float">
            <text:p>12.0910</text:p>
          </table:table-cell>
          <table:table-cell table:formula="of:=[.D23]*[.F$9]" office:value-type="float" office:value="0.997689174929364" calcext:value-type="float">
            <text:p>0.9976891749</text:p>
          </table:table-cell>
          <table:table-cell table:number-columns-repeated="7"/>
        </table:table-row>
        <table:table-row table:style-name="ro1">
          <table:table-cell table:formula="of:=[.A23]" office:value-type="float" office:value="1" calcext:value-type="float">
            <text:p>1</text:p>
          </table:table-cell>
          <table:table-cell table:formula="of:=[.A24]+[.B23]*[.G$5]+[.C23]*[.H$5]" office:value-type="float" office:value="3.70111460906624" calcext:value-type="float">
            <text:p>3.7011</text:p>
          </table:table-cell>
          <table:table-cell table:formula="of:=[.B23]" office:value-type="float" office:value="3.69780529955599" calcext:value-type="float">
            <text:p>3.6978</text:p>
          </table:table-cell>
          <table:table-cell table:formula="of:=[.D$5]*[.A24]+[.E$5]*[.B24]+[.F$5]*[.C24]" office:value-type="float" office:value="12.1000345176885" calcext:value-type="float">
            <text:p>12.1000</text:p>
          </table:table-cell>
          <table:table-cell table:formula="of:=[.D24]*[.F$9]" office:value-type="float" office:value="0.998437420878845" calcext:value-type="float">
            <text:p>0.9984374209</text:p>
          </table:table-cell>
          <table:table-cell table:number-columns-repeated="7"/>
        </table:table-row>
        <table:table-row table:style-name="ro1">
          <table:table-cell table:formula="of:=[.A24]" office:value-type="float" office:value="1" calcext:value-type="float">
            <text:p>1</text:p>
          </table:table-cell>
          <table:table-cell table:formula="of:=[.A25]+[.B24]*[.G$5]+[.C24]*[.H$5]" office:value-type="float" office:value="3.70388597452612" calcext:value-type="float">
            <text:p>3.7039</text:p>
          </table:table-cell>
          <table:table-cell table:formula="of:=[.B24]" office:value-type="float" office:value="3.70111460906624" calcext:value-type="float">
            <text:p>3.7011</text:p>
          </table:table-cell>
          <table:table-cell table:formula="of:=[.D$5]*[.A25]+[.E$5]*[.B25]+[.F$5]*[.C25]" office:value-type="float" office:value="12.1088865581185" calcext:value-type="float">
            <text:p>12.1089</text:p>
          </table:table-cell>
          <table:table-cell table:formula="of:=[.D25]*[.F$9]" office:value-type="float" office:value="0.999167849242792" calcext:value-type="float">
            <text:p>0.9991678492</text:p>
          </table:table-cell>
          <table:table-cell table:number-columns-repeated="7"/>
        </table:table-row>
        <table:table-row table:style-name="ro1">
          <table:table-cell table:formula="of:=[.A25]" office:value-type="float" office:value="1" calcext:value-type="float">
            <text:p>1</text:p>
          </table:table-cell>
          <table:table-cell table:formula="of:=[.A26]+[.B25]*[.G$5]+[.C25]*[.H$5]" office:value-type="float" office:value="3.70568756981632" calcext:value-type="float">
            <text:p>3.7057</text:p>
          </table:table-cell>
          <table:table-cell table:formula="of:=[.B25]" office:value-type="float" office:value="3.70388597452612" calcext:value-type="float">
            <text:p>3.7039</text:p>
          </table:table-cell>
          <table:table-cell table:formula="of:=[.D$5]*[.A26]+[.E$5]*[.B26]+[.F$5]*[.C26]" office:value-type="float" office:value="12.1152611141588" calcext:value-type="float">
            <text:p>12.1153</text:p>
          </table:table-cell>
          <table:table-cell table:formula="of:=[.D26]*[.F$9]" office:value-type="float" office:value="0.999693847353193" calcext:value-type="float">
            <text:p>0.9996938474</text:p>
          </table:table-cell>
          <table:table-cell table:number-columns-repeated="7"/>
        </table:table-row>
        <table:table-row table:style-name="ro1">
          <table:table-cell table:formula="of:=[.A26]" office:value-type="float" office:value="1" calcext:value-type="float">
            <text:p>1</text:p>
          </table:table-cell>
          <table:table-cell table:formula="of:=[.A27]+[.B26]*[.G$5]+[.C26]*[.H$5]" office:value-type="float" office:value="3.70660281632313" calcext:value-type="float">
            <text:p>3.7066</text:p>
          </table:table-cell>
          <table:table-cell table:formula="of:=[.B26]" office:value-type="float" office:value="3.70568756981632" calcext:value-type="float">
            <text:p>3.7057</text:p>
          </table:table-cell>
          <table:table-cell table:formula="of:=[.D$5]*[.A27]+[.E$5]*[.B27]+[.F$5]*[.C27]" office:value-type="float" office:value="12.1188932024626" calcext:value-type="float">
            <text:p>12.1189</text:p>
          </table:table-cell>
          <table:table-cell table:formula="of:=[.D27]*[.F$9]" office:value-type="float" office:value="0.999993550041906" calcext:value-type="float">
            <text:p>0.99999355</text:p>
          </table:table-cell>
          <table:table-cell table:number-columns-repeated="7"/>
        </table:table-row>
        <table:table-row table:style-name="ro1">
          <table:table-cell table:formula="of:=[.A27]" office:value-type="float" office:value="1" calcext:value-type="float">
            <text:p>1</text:p>
          </table:table-cell>
          <table:table-cell table:formula="of:=[.A28]+[.B27]*[.G$5]+[.C27]*[.H$5]" office:value-type="float" office:value="3.70690529029694" calcext:value-type="float">
            <text:p>3.7069</text:p>
          </table:table-cell>
          <table:table-cell table:formula="of:=[.B27]" office:value-type="float" office:value="3.70660281632313" calcext:value-type="float">
            <text:p>3.7066</text:p>
          </table:table-cell>
          <table:table-cell table:formula="of:=[.D$5]*[.A28]+[.E$5]*[.B28]+[.F$5]*[.C28]" office:value-type="float" office:value="12.120413396917" calcext:value-type="float">
            <text:p>12.1204</text:p>
          </table:table-cell>
          <table:table-cell table:formula="of:=[.D28]*[.F$9]" office:value-type="float" office:value="1.00011898927335" calcext:value-type="float">
            <text:p>1.0001189893</text:p>
          </table:table-cell>
          <table:table-cell table:number-columns-repeated="7"/>
        </table:table-row>
        <table:table-row table:style-name="ro1">
          <table:table-cell table:formula="of:=[.A28]" office:value-type="float" office:value="1" calcext:value-type="float">
            <text:p>1</text:p>
          </table:table-cell>
          <table:table-cell table:formula="of:=[.A29]+[.B28]*[.G$5]+[.C28]*[.H$5]" office:value-type="float" office:value="3.70687323893731" calcext:value-type="float">
            <text:p>3.7069</text:p>
          </table:table-cell>
          <table:table-cell table:formula="of:=[.B28]" office:value-type="float" office:value="3.70690529029694" calcext:value-type="float">
            <text:p>3.7069</text:p>
          </table:table-cell>
          <table:table-cell table:formula="of:=[.D$5]*[.A29]+[.E$5]*[.B29]+[.F$5]*[.C29]" office:value-type="float" office:value="12.1206517681716" calcext:value-type="float">
            <text:p>12.1207</text:p>
          </table:table-cell>
          <table:table-cell table:formula="of:=[.D29]*[.F$9]" office:value-type="float" office:value="1.00013865853795" calcext:value-type="float">
            <text:p>1.0001386585</text:p>
          </table:table-cell>
          <table:table-cell table:number-columns-repeated="7"/>
        </table:table-row>
        <table:table-row table:style-name="ro1">
          <table:table-cell table:formula="of:=[.A29]" office:value-type="float" office:value="1" calcext:value-type="float">
            <text:p>1</text:p>
          </table:table-cell>
          <table:table-cell table:formula="of:=[.A30]+[.B29]*[.G$5]+[.C29]*[.H$5]" office:value-type="float" office:value="3.70671176369138" calcext:value-type="float">
            <text:p>3.7067</text:p>
          </table:table-cell>
          <table:table-cell table:formula="of:=[.B29]" office:value-type="float" office:value="3.70687323893731" calcext:value-type="float">
            <text:p>3.7069</text:p>
          </table:table-cell>
          <table:table-cell table:formula="of:=[.D$5]*[.A30]+[.E$5]*[.B30]+[.F$5]*[.C30]" office:value-type="float" office:value="12.1202967663201" calcext:value-type="float">
            <text:p>12.1203</text:p>
          </table:table-cell>
          <table:table-cell table:formula="of:=[.D30]*[.F$9]" office:value-type="float" office:value="1.00010936547002" calcext:value-type="float">
            <text:p>1.0001093655</text:p>
          </table:table-cell>
          <table:table-cell table:number-columns-repeated="7"/>
        </table:table-row>
        <table:table-row table:style-name="ro1">
          <table:table-cell table:formula="of:=[.A30]" office:value-type="float" office:value="1" calcext:value-type="float">
            <text:p>1</text:p>
          </table:table-cell>
          <table:table-cell table:formula="of:=[.A31]+[.B30]*[.G$5]+[.C30]*[.H$5]" office:value-type="float" office:value="3.70654043766191" calcext:value-type="float">
            <text:p>3.7065</text:p>
          </table:table-cell>
          <table:table-cell table:formula="of:=[.B30]" office:value-type="float" office:value="3.70671176369138" calcext:value-type="float">
            <text:p>3.7067</text:p>
          </table:table-cell>
          <table:table-cell table:formula="of:=[.D$5]*[.A31]+[.E$5]*[.B31]+[.F$5]*[.C31]" office:value-type="float" office:value="12.1197926390152" calcext:value-type="float">
            <text:p>12.1198</text:p>
          </table:table-cell>
          <table:table-cell table:formula="of:=[.D31]*[.F$9]" office:value-type="float" office:value="1.00006776727745" calcext:value-type="float">
            <text:p>1.0000677673</text:p>
          </table:table-cell>
          <table:table-cell table:number-columns-repeated="7"/>
        </table:table-row>
        <table:table-row table:style-name="ro1">
          <table:table-cell table:formula="of:=[.A31]" office:value-type="float" office:value="1" calcext:value-type="float">
            <text:p>1</text:p>
          </table:table-cell>
          <table:table-cell table:formula="of:=[.A32]+[.B31]*[.G$5]+[.C31]*[.H$5]" office:value-type="float" office:value="3.70641127115745" calcext:value-type="float">
            <text:p>3.7064</text:p>
          </table:table-cell>
          <table:table-cell table:formula="of:=[.B31]" office:value-type="float" office:value="3.70654043766191" calcext:value-type="float">
            <text:p>3.7065</text:p>
          </table:table-cell>
          <table:table-cell table:formula="of:=[.D$5]*[.A32]+[.E$5]*[.B32]+[.F$5]*[.C32]" office:value-type="float" office:value="12.1193629799768" calcext:value-type="float">
            <text:p>12.1194</text:p>
          </table:table-cell>
          <table:table-cell table:formula="of:=[.D32]*[.F$9]" office:value-type="float" office:value="1.00003231385279" calcext:value-type="float">
            <text:p>1.0000323139</text:p>
          </table:table-cell>
          <table:table-cell table:number-columns-repeated="7"/>
        </table:table-row>
        <table:table-row table:style-name="ro1">
          <table:table-cell table:formula="of:=[.A32]" office:value-type="float" office:value="1" calcext:value-type="float">
            <text:p>1</text:p>
          </table:table-cell>
          <table:table-cell table:formula="of:=[.A33]+[.B32]*[.G$5]+[.C32]*[.H$5]" office:value-type="float" office:value="3.70633435583348" calcext:value-type="float">
            <text:p>3.7063</text:p>
          </table:table-cell>
          <table:table-cell table:formula="of:=[.B32]" office:value-type="float" office:value="3.70641127115745" calcext:value-type="float">
            <text:p>3.7064</text:p>
          </table:table-cell>
          <table:table-cell table:formula="of:=[.D$5]*[.A33]+[.E$5]*[.B33]+[.F$5]*[.C33]" office:value-type="float" office:value="12.1190799828244" calcext:value-type="float">
            <text:p>12.1191</text:p>
          </table:table-cell>
          <table:table-cell table:formula="of:=[.D33]*[.F$9]" office:value-type="float" office:value="1.00000896227089" calcext:value-type="float">
            <text:p>1.0000089623</text:p>
          </table:table-cell>
          <table:table-cell table:number-columns-repeated="7"/>
        </table:table-row>
        <table:table-row table:style-name="ro1">
          <table:table-cell table:formula="of:=[.A33]" office:value-type="float" office:value="1" calcext:value-type="float">
            <text:p>1</text:p>
          </table:table-cell>
          <table:table-cell table:formula="of:=[.A34]+[.B33]*[.G$5]+[.C33]*[.H$5]" office:value-type="float" office:value="3.70629975906372" calcext:value-type="float">
            <text:p>3.7063</text:p>
          </table:table-cell>
          <table:table-cell table:formula="of:=[.B33]" office:value-type="float" office:value="3.70633435583348" calcext:value-type="float">
            <text:p>3.7063</text:p>
          </table:table-cell>
          <table:table-cell table:formula="of:=[.D$5]*[.A34]+[.E$5]*[.B34]+[.F$5]*[.C34]" office:value-type="float" office:value="12.1189338739609" calcext:value-type="float">
            <text:p>12.1189</text:p>
          </table:table-cell>
          <table:table-cell table:formula="of:=[.D34]*[.F$9]" office:value-type="float" office:value="0.999996906060919" calcext:value-type="float">
            <text:p>0.9999969061</text:p>
          </table:table-cell>
          <table:table-cell table:number-columns-repeated="7"/>
        </table:table-row>
        <table:table-row table:style-name="ro1">
          <table:table-cell table:formula="of:=[.A34]" office:value-type="float" office:value="1" calcext:value-type="float">
            <text:p>1</text:p>
          </table:table-cell>
          <table:table-cell table:formula="of:=[.A35]+[.B34]*[.G$5]+[.C34]*[.H$5]" office:value-type="float" office:value="3.70629196333408" calcext:value-type="float">
            <text:p>3.7063</text:p>
          </table:table-cell>
          <table:table-cell table:formula="of:=[.B34]" office:value-type="float" office:value="3.70629975906372" calcext:value-type="float">
            <text:p>3.7063</text:p>
          </table:table-cell>
          <table:table-cell table:formula="of:=[.D$5]*[.A35]+[.E$5]*[.B35]+[.F$5]*[.C35]" office:value-type="float" office:value="12.1188836857319" calcext:value-type="float">
            <text:p>12.1189</text:p>
          </table:table-cell>
          <table:table-cell table:formula="of:=[.D35]*[.F$9]" office:value-type="float" office:value="0.999992764766455" calcext:value-type="float">
            <text:p>0.9999927648</text:p>
          </table:table-cell>
          <table:table-cell table:number-columns-repeated="7"/>
        </table:table-row>
        <table:table-row table:style-name="ro1">
          <table:table-cell table:formula="of:=[.A35]" office:value-type="float" office:value="1" calcext:value-type="float">
            <text:p>1</text:p>
          </table:table-cell>
          <table:table-cell table:formula="of:=[.A36]+[.B35]*[.G$5]+[.C35]*[.H$5]" office:value-type="float" office:value="3.7062973327967" calcext:value-type="float">
            <text:p>3.7063</text:p>
          </table:table-cell>
          <table:table-cell table:formula="of:=[.B35]" office:value-type="float" office:value="3.70629196333408" calcext:value-type="float">
            <text:p>3.7063</text:p>
          </table:table-cell>
          <table:table-cell table:formula="of:=[.D$5]*[.A36]+[.E$5]*[.B36]+[.F$5]*[.C36]" office:value-type="float" office:value="12.1188866289275" calcext:value-type="float">
            <text:p>12.1189</text:p>
          </table:table-cell>
          <table:table-cell table:formula="of:=[.D36]*[.F$9]" office:value-type="float" office:value="0.999993007624989" calcext:value-type="float">
            <text:p>0.9999930076</text:p>
          </table:table-cell>
          <table:table-cell table:number-columns-repeated="7"/>
        </table:table-row>
        <table:table-row table:style-name="ro1">
          <table:table-cell table:formula="of:=[.A36]" office:value-type="float" office:value="1" calcext:value-type="float">
            <text:p>1</text:p>
          </table:table-cell>
          <table:table-cell table:formula="of:=[.A37]+[.B36]*[.G$5]+[.C36]*[.H$5]" office:value-type="float" office:value="3.70630668731696" calcext:value-type="float">
            <text:p>3.7063</text:p>
          </table:table-cell>
          <table:table-cell table:formula="of:=[.B36]" office:value-type="float" office:value="3.7062973327967" calcext:value-type="float">
            <text:p>3.7063</text:p>
          </table:table-cell>
          <table:table-cell table:formula="of:=[.D$5]*[.A37]+[.E$5]*[.B37]+[.F$5]*[.C37]" office:value-type="float" office:value="12.1189107074306" calcext:value-type="float">
            <text:p>12.1189</text:p>
          </table:table-cell>
          <table:table-cell table:formula="of:=[.D37]*[.F$9]" office:value-type="float" office:value="0.99999499446879" calcext:value-type="float">
            <text:p>0.9999949945</text:p>
          </table:table-cell>
          <table:table-cell table:number-columns-repeated="7"/>
        </table:table-row>
        <table:table-row table:style-name="ro1">
          <table:table-cell table:formula="of:=[.A37]" office:value-type="float" office:value="1" calcext:value-type="float">
            <text:p>1</text:p>
          </table:table-cell>
          <table:table-cell table:formula="of:=[.A38]+[.B37]*[.G$5]+[.C37]*[.H$5]" office:value-type="float" office:value="3.70631516269074" calcext:value-type="float">
            <text:p>3.7063</text:p>
          </table:table-cell>
          <table:table-cell table:formula="of:=[.B37]" office:value-type="float" office:value="3.70630668731696" calcext:value-type="float">
            <text:p>3.7063</text:p>
          </table:table-cell>
          <table:table-cell table:formula="of:=[.D$5]*[.A38]+[.E$5]*[.B38]+[.F$5]*[.C38]" office:value-type="float" office:value="12.1189370126984" calcext:value-type="float">
            <text:p>12.1189</text:p>
          </table:table-cell>
          <table:table-cell table:formula="of:=[.D38]*[.F$9]" office:value-type="float" office:value="0.999997165054644" calcext:value-type="float">
            <text:p>0.9999971651</text:p>
          </table:table-cell>
          <table:table-cell table:number-columns-repeated="7"/>
        </table:table-row>
        <table:table-row table:style-name="ro1">
          <table:table-cell table:formula="of:=[.A38]" office:value-type="float" office:value="1" calcext:value-type="float">
            <text:p>1</text:p>
          </table:table-cell>
          <table:table-cell table:formula="of:=[.A39]+[.B38]*[.G$5]+[.C38]*[.H$5]" office:value-type="float" office:value="3.7063209884733" calcext:value-type="float">
            <text:p>3.7063</text:p>
          </table:table-cell>
          <table:table-cell table:formula="of:=[.B38]" office:value-type="float" office:value="3.70631516269074" calcext:value-type="float">
            <text:p>3.7063</text:p>
          </table:table-cell>
          <table:table-cell table:formula="of:=[.D$5]*[.A39]+[.E$5]*[.B39]+[.F$5]*[.C39]" office:value-type="float" office:value="12.1189571396373" calcext:value-type="float">
            <text:p>12.1190</text:p>
          </table:table-cell>
          <table:table-cell table:formula="of:=[.D39]*[.F$9]" office:value-type="float" office:value="0.999998825834119" calcext:value-type="float">
            <text:p>0.9999988258</text:p>
          </table:table-cell>
          <table:table-cell table:number-columns-repeated="7"/>
        </table:table-row>
        <table:table-row table:style-name="ro1">
          <table:table-cell table:formula="of:=[.A39]" office:value-type="float" office:value="1" calcext:value-type="float">
            <text:p>1</text:p>
          </table:table-cell>
          <table:table-cell table:formula="of:=[.A40]+[.B39]*[.G$5]+[.C39]*[.H$5]" office:value-type="float" office:value="3.70632414881702" calcext:value-type="float">
            <text:p>3.7063</text:p>
          </table:table-cell>
          <table:table-cell table:formula="of:=[.B39]" office:value-type="float" office:value="3.7063209884733" calcext:value-type="float">
            <text:p>3.7063</text:p>
          </table:table-cell>
          <table:table-cell table:formula="of:=[.D$5]*[.A40]+[.E$5]*[.B40]+[.F$5]*[.C40]" office:value-type="float" office:value="12.1189692861073" calcext:value-type="float">
            <text:p>12.1190</text:p>
          </table:table-cell>
          <table:table-cell table:formula="of:=[.D40]*[.F$9]" office:value-type="float" office:value="0.999999828103175" calcext:value-type="float">
            <text:p>0.9999998281</text:p>
          </table:table-cell>
          <table:table-cell table:number-columns-repeated="7"/>
        </table:table-row>
        <table:table-row table:style-name="ro1">
          <table:table-cell table:formula="of:=[.A40]" office:value-type="float" office:value="1" calcext:value-type="float">
            <text:p>1</text:p>
          </table:table-cell>
          <table:table-cell table:formula="of:=[.A41]+[.B40]*[.G$5]+[.C40]*[.H$5]" office:value-type="float" office:value="3.70632535634072" calcext:value-type="float">
            <text:p>3.7063</text:p>
          </table:table-cell>
          <table:table-cell table:formula="of:=[.B40]" office:value-type="float" office:value="3.70632414881702" calcext:value-type="float">
            <text:p>3.7063</text:p>
          </table:table-cell>
          <table:table-cell table:formula="of:=[.D$5]*[.A41]+[.E$5]*[.B41]+[.F$5]*[.C41]" office:value-type="float" office:value="12.1189748614985" calcext:value-type="float">
            <text:p>12.1190</text:p>
          </table:table-cell>
          <table:table-cell table:formula="of:=[.D41]*[.F$9]" office:value-type="float" office:value="1.00000028815799" calcext:value-type="float">
            <text:p>1.0000002882</text:p>
          </table:table-cell>
          <table:table-cell table:number-columns-repeated="7"/>
        </table:table-row>
        <table:table-row table:style-name="ro1">
          <table:table-cell table:formula="of:=[.A41]" office:value-type="float" office:value="1" calcext:value-type="float">
            <text:p>1</text:p>
          </table:table-cell>
          <table:table-cell table:formula="of:=[.A42]+[.B41]*[.G$5]+[.C41]*[.H$5]" office:value-type="float" office:value="3.7063254320586" calcext:value-type="float">
            <text:p>3.7063</text:p>
          </table:table-cell>
          <table:table-cell table:formula="of:=[.B41]" office:value-type="float" office:value="3.70632535634072" calcext:value-type="float">
            <text:p>3.7063</text:p>
          </table:table-cell>
          <table:table-cell table:formula="of:=[.D$5]*[.A42]+[.E$5]*[.B42]+[.F$5]*[.C42]" office:value-type="float" office:value="12.1189762204579" calcext:value-type="float">
            <text:p>12.1190</text:p>
          </table:table-cell>
          <table:table-cell table:formula="of:=[.D42]*[.F$9]" office:value-type="float" office:value="1.00000040029287" calcext:value-type="float">
            <text:p>1.0000004003</text:p>
          </table:table-cell>
          <table:table-cell table:number-columns-repeated="7"/>
        </table:table-row>
        <table:table-row table:style-name="ro1">
          <table:table-cell table:formula="of:=[.A42]" office:value-type="float" office:value="1" calcext:value-type="float">
            <text:p>1</text:p>
          </table:table-cell>
          <table:table-cell table:formula="of:=[.A43]+[.B42]*[.G$5]+[.C42]*[.H$5]" office:value-type="float" office:value="3.70632502020677" calcext:value-type="float">
            <text:p>3.7063</text:p>
          </table:table-cell>
          <table:table-cell table:formula="of:=[.B42]" office:value-type="float" office:value="3.7063254320586" calcext:value-type="float">
            <text:p>3.7063</text:p>
          </table:table-cell>
          <table:table-cell table:formula="of:=[.D$5]*[.A43]+[.E$5]*[.B43]+[.F$5]*[.C43]" office:value-type="float" office:value="12.1189754724721" calcext:value-type="float">
            <text:p>12.1190</text:p>
          </table:table-cell>
          <table:table-cell table:formula="of:=[.D43]*[.F$9]" office:value-type="float" office:value="1.00000033857264" calcext:value-type="float">
            <text:p>1.0000003386</text:p>
          </table:table-cell>
          <table:table-cell table:number-columns-repeated="7"/>
        </table:table-row>
        <table:table-row table:style-name="ro1">
          <table:table-cell table:formula="of:=[.A43]" office:value-type="float" office:value="1" calcext:value-type="float">
            <text:p>1</text:p>
          </table:table-cell>
          <table:table-cell table:formula="of:=[.A44]+[.B43]*[.G$5]+[.C43]*[.H$5]" office:value-type="float" office:value="3.7063245182373" calcext:value-type="float">
            <text:p>3.7063</text:p>
          </table:table-cell>
          <table:table-cell table:formula="of:=[.B43]" office:value-type="float" office:value="3.70632502020677" calcext:value-type="float">
            <text:p>3.7063</text:p>
          </table:table-cell>
          <table:table-cell table:formula="of:=[.D$5]*[.A44]+[.E$5]*[.B44]+[.F$5]*[.C44]" office:value-type="float" office:value="12.1189740566814" calcext:value-type="float">
            <text:p>12.1190</text:p>
          </table:table-cell>
          <table:table-cell table:formula="of:=[.D44]*[.F$9]" office:value-type="float" office:value="1.0000002217483" calcext:value-type="float">
            <text:p>1.0000002217</text:p>
          </table:table-cell>
          <table:table-cell table:number-columns-repeated="7"/>
        </table:table-row>
        <table:table-row table:style-name="ro1">
          <table:table-cell table:formula="of:=[.A44]" office:value-type="float" office:value="1" calcext:value-type="float">
            <text:p>1</text:p>
          </table:table-cell>
          <table:table-cell table:formula="of:=[.A45]+[.B44]*[.G$5]+[.C44]*[.H$5]" office:value-type="float" office:value="3.70632411450872" calcext:value-type="float">
            <text:p>3.7063</text:p>
          </table:table-cell>
          <table:table-cell table:formula="of:=[.B44]" office:value-type="float" office:value="3.7063245182373" calcext:value-type="float">
            <text:p>3.7063</text:p>
          </table:table-cell>
          <table:table-cell table:formula="of:=[.D$5]*[.A45]+[.E$5]*[.B45]+[.F$5]*[.C45]" office:value-type="float" office:value="12.1189727472548" calcext:value-type="float">
            <text:p>12.1190</text:p>
          </table:table-cell>
          <table:table-cell table:formula="of:=[.D45]*[.F$9]" office:value-type="float" office:value="1.00000011370063" calcext:value-type="float">
            <text:p>1.0000001137</text:p>
          </table:table-cell>
          <table:table-cell table:number-columns-repeated="7"/>
        </table:table-row>
        <table:table-row table:style-name="ro1">
          <table:table-cell table:formula="of:=[.A45]" office:value-type="float" office:value="1" calcext:value-type="float">
            <text:p>1</text:p>
          </table:table-cell>
          <table:table-cell table:formula="of:=[.A46]+[.B45]*[.G$5]+[.C45]*[.H$5]" office:value-type="float" office:value="3.70632386025764" calcext:value-type="float">
            <text:p>3.7063</text:p>
          </table:table-cell>
          <table:table-cell table:formula="of:=[.B45]" office:value-type="float" office:value="3.70632411450872" calcext:value-type="float">
            <text:p>3.7063</text:p>
          </table:table-cell>
          <table:table-cell table:formula="of:=[.D$5]*[.A46]+[.E$5]*[.B46]+[.F$5]*[.C46]" office:value-type="float" office:value="12.118971835024" calcext:value-type="float">
            <text:p>12.1190</text:p>
          </table:table-cell>
          <table:table-cell table:formula="of:=[.D46]*[.F$9]" office:value-type="float" office:value="1.00000003842768" calcext:value-type="float">
            <text:p>1.0000000384</text:p>
          </table:table-cell>
          <table:table-cell table:number-columns-repeated="7"/>
        </table:table-row>
        <table:table-row table:style-name="ro1">
          <table:table-cell table:formula="of:=[.A46]" office:value-type="float" office:value="1" calcext:value-type="float">
            <text:p>1</text:p>
          </table:table-cell>
          <table:table-cell table:formula="of:=[.A47]+[.B46]*[.G$5]+[.C46]*[.H$5]" office:value-type="float" office:value="3.70632373630101" calcext:value-type="float">
            <text:p>3.7063</text:p>
          </table:table-cell>
          <table:table-cell table:formula="of:=[.B46]" office:value-type="float" office:value="3.70632386025764" calcext:value-type="float">
            <text:p>3.7063</text:p>
          </table:table-cell>
          <table:table-cell table:formula="of:=[.D$5]*[.A47]+[.E$5]*[.B47]+[.F$5]*[.C47]" office:value-type="float" office:value="12.1189713328597" calcext:value-type="float">
            <text:p>12.1190</text:p>
          </table:table-cell>
          <table:table-cell table:formula="of:=[.D47]*[.F$9]" office:value-type="float" office:value="0.999999996991463" calcext:value-type="float">
            <text:p>0.999999997</text:p>
          </table:table-cell>
          <table:table-cell table:number-columns-repeated="7"/>
        </table:table-row>
        <table:table-row table:style-name="ro1">
          <table:table-cell table:formula="of:=[.A47]" office:value-type="float" office:value="1" calcext:value-type="float">
            <text:p>1</text:p>
          </table:table-cell>
          <table:table-cell table:formula="of:=[.A48]+[.B47]*[.G$5]+[.C47]*[.H$5]" office:value-type="float" office:value="3.70632369956661" calcext:value-type="float">
            <text:p>3.7063</text:p>
          </table:table-cell>
          <table:table-cell table:formula="of:=[.B47]" office:value-type="float" office:value="3.70632373630101" calcext:value-type="float">
            <text:p>3.7063</text:p>
          </table:table-cell>
          <table:table-cell table:formula="of:=[.D$5]*[.A48]+[.E$5]*[.B48]+[.F$5]*[.C48]" office:value-type="float" office:value="12.1189711354342" calcext:value-type="float">
            <text:p>12.1190</text:p>
          </table:table-cell>
          <table:table-cell table:formula="of:=[.D48]*[.F$9]" office:value-type="float" office:value="0.999999980700853" calcext:value-type="float">
            <text:p>0.9999999807</text:p>
          </table:table-cell>
          <table:table-cell table:number-columns-repeated="7"/>
        </table:table-row>
        <table:table-row table:style-name="ro1">
          <table:table-cell table:formula="of:=[.A48]" office:value-type="float" office:value="1" calcext:value-type="float">
            <text:p>1</text:p>
          </table:table-cell>
          <table:table-cell table:formula="of:=[.A49]+[.B48]*[.G$5]+[.C48]*[.H$5]" office:value-type="float" office:value="3.70632370874349" calcext:value-type="float">
            <text:p>3.7063</text:p>
          </table:table-cell>
          <table:table-cell table:formula="of:=[.B48]" office:value-type="float" office:value="3.70632369956661" calcext:value-type="float">
            <text:p>3.7063</text:p>
          </table:table-cell>
          <table:table-cell table:formula="of:=[.D$5]*[.A49]+[.E$5]*[.B49]+[.F$5]*[.C49]" office:value-type="float" office:value="12.1189711170536" calcext:value-type="float">
            <text:p>12.1190</text:p>
          </table:table-cell>
          <table:table-cell table:formula="of:=[.D49]*[.F$9]" office:value-type="float" office:value="0.999999979184169" calcext:value-type="float">
            <text:p>0.9999999792</text:p>
          </table:table-cell>
          <table:table-cell table:number-columns-repeated="7"/>
        </table:table-row>
        <table:table-row table:style-name="ro1">
          <table:table-cell table:formula="of:=[.A49]" office:value-type="float" office:value="1" calcext:value-type="float">
            <text:p>1</text:p>
          </table:table-cell>
          <table:table-cell table:formula="of:=[.A50]+[.B49]*[.G$5]+[.C49]*[.H$5]" office:value-type="float" office:value="3.70632373439374" calcext:value-type="float">
            <text:p>3.7063</text:p>
          </table:table-cell>
          <table:table-cell table:formula="of:=[.B49]" office:value-type="float" office:value="3.70632370874349" calcext:value-type="float">
            <text:p>3.7063</text:p>
          </table:table-cell>
          <table:table-cell table:formula="of:=[.D$5]*[.A50]+[.E$5]*[.B50]+[.F$5]*[.C50]" office:value-type="float" office:value="12.118971177531" calcext:value-type="float">
            <text:p>12.1190</text:p>
          </table:table-cell>
          <table:table-cell table:formula="of:=[.D50]*[.F$9]" office:value-type="float" office:value="0.999999984174476" calcext:value-type="float">
            <text:p>0.9999999842</text:p>
          </table:table-cell>
          <table:table-cell table:number-columns-repeated="7"/>
        </table:table-row>
        <table:table-row table:style-name="ro1">
          <table:table-cell table:formula="of:=[.A50]" office:value-type="float" office:value="1" calcext:value-type="float">
            <text:p>1</text:p>
          </table:table-cell>
          <table:table-cell table:formula="of:=[.A51]+[.B50]*[.G$5]+[.C50]*[.H$5]" office:value-type="float" office:value="3.70632375992253" calcext:value-type="float">
            <text:p>3.7063</text:p>
          </table:table-cell>
          <table:table-cell table:formula="of:=[.B50]" office:value-type="float" office:value="3.70632373439374" calcext:value-type="float">
            <text:p>3.7063</text:p>
          </table:table-cell>
          <table:table-cell table:formula="of:=[.D$5]*[.A51]+[.E$5]*[.B51]+[.F$5]*[.C51]" office:value-type="float" office:value="12.1189712542388" calcext:value-type="float">
            <text:p>12.1190</text:p>
          </table:table-cell>
          <table:table-cell table:formula="of:=[.D51]*[.F$9]" office:value-type="float" office:value="0.999999990504041" calcext:value-type="float">
            <text:p>0.9999999905</text:p>
          </table:table-cell>
          <table:table-cell table:number-columns-repeated="7"/>
        </table:table-row>
        <table:table-row table:style-name="ro1">
          <table:table-cell table:formula="of:=[.A51]" office:value-type="float" office:value="1" calcext:value-type="float">
            <text:p>1</text:p>
          </table:table-cell>
          <table:table-cell table:formula="of:=[.A52]+[.B51]*[.G$5]+[.C51]*[.H$5]" office:value-type="float" office:value="3.70632377851327" calcext:value-type="float">
            <text:p>3.7063</text:p>
          </table:table-cell>
          <table:table-cell table:formula="of:=[.B51]" office:value-type="float" office:value="3.70632375992253" calcext:value-type="float">
            <text:p>3.7063</text:p>
          </table:table-cell>
          <table:table-cell table:formula="of:=[.D$5]*[.A52]+[.E$5]*[.B52]+[.F$5]*[.C52]" office:value-type="float" office:value="12.1189713169491" calcext:value-type="float">
            <text:p>12.1190</text:p>
          </table:table-cell>
          <table:table-cell table:formula="of:=[.D52]*[.F$9]" office:value-type="float" office:value="0.999999995678596" calcext:value-type="float">
            <text:p>0.9999999957</text:p>
          </table:table-cell>
          <table:table-cell table:number-columns-repeated="7"/>
        </table:table-row>
        <table:table-row table:style-name="ro1">
          <table:table-cell table:formula="of:=[.A52]" office:value-type="float" office:value="1" calcext:value-type="float">
            <text:p>1</text:p>
          </table:table-cell>
          <table:table-cell table:formula="of:=[.A53]+[.B52]*[.G$5]+[.C52]*[.H$5]" office:value-type="float" office:value="3.70632378922447" calcext:value-type="float">
            <text:p>3.7063</text:p>
          </table:table-cell>
          <table:table-cell table:formula="of:=[.B52]" office:value-type="float" office:value="3.70632377851327" calcext:value-type="float">
            <text:p>3.7063</text:p>
          </table:table-cell>
          <table:table-cell table:formula="of:=[.D$5]*[.A53]+[.E$5]*[.B53]+[.F$5]*[.C53]" office:value-type="float" office:value="12.1189713569622" calcext:value-type="float">
            <text:p>12.1190</text:p>
          </table:table-cell>
          <table:table-cell table:formula="of:=[.D53]*[.F$9]" office:value-type="float" office:value="0.99999999898029" calcext:value-type="float">
            <text:p>0.999999999</text:p>
          </table:table-cell>
          <table:table-cell table:number-columns-repeated="7"/>
        </table:table-row>
        <table:table-row table:style-name="ro1">
          <table:table-cell table:formula="of:=[.A53]" office:value-type="float" office:value="1" calcext:value-type="float">
            <text:p>1</text:p>
          </table:table-cell>
          <table:table-cell table:formula="of:=[.A54]+[.B53]*[.G$5]+[.C53]*[.H$5]" office:value-type="float" office:value="3.70632379379349" calcext:value-type="float">
            <text:p>3.7063</text:p>
          </table:table-cell>
          <table:table-cell table:formula="of:=[.B53]" office:value-type="float" office:value="3.70632378922447" calcext:value-type="float">
            <text:p>3.7063</text:p>
          </table:table-cell>
          <table:table-cell table:formula="of:=[.D$5]*[.A54]+[.E$5]*[.B54]+[.F$5]*[.C54]" office:value-type="float" office:value="12.1189713768115" calcext:value-type="float">
            <text:p>12.1190</text:p>
          </table:table-cell>
          <table:table-cell table:formula="of:=[.D54]*[.F$9]" office:value-type="float" office:value="1.00000000061816" calcext:value-type="float">
            <text:p>1.0000000006</text:p>
          </table:table-cell>
          <table:table-cell table:number-columns-repeated="7"/>
        </table:table-row>
        <table:table-row table:style-name="ro1">
          <table:table-cell table:formula="of:=[.A54]" office:value-type="float" office:value="1" calcext:value-type="float">
            <text:p>1</text:p>
          </table:table-cell>
          <table:table-cell table:formula="of:=[.A55]+[.B54]*[.G$5]+[.C54]*[.H$5]" office:value-type="float" office:value="3.70632379459463" calcext:value-type="float">
            <text:p>3.7063</text:p>
          </table:table-cell>
          <table:table-cell table:formula="of:=[.B54]" office:value-type="float" office:value="3.70632379379349" calcext:value-type="float">
            <text:p>3.7063</text:p>
          </table:table-cell>
          <table:table-cell table:formula="of:=[.D$5]*[.A55]+[.E$5]*[.B55]+[.F$5]*[.C55]" office:value-type="float" office:value="12.1189713829828" calcext:value-type="float">
            <text:p>12.1190</text:p>
          </table:table-cell>
          <table:table-cell table:formula="of:=[.D55]*[.F$9]" office:value-type="float" office:value="1.00000000112738" calcext:value-type="float">
            <text:p>1.0000000011</text:p>
          </table:table-cell>
          <table:table-cell table:number-columns-repeated="7"/>
        </table:table-row>
        <table:table-row table:style-name="ro1">
          <table:table-cell table:formula="of:=[.A55]" office:value-type="float" office:value="1" calcext:value-type="float">
            <text:p>1</text:p>
          </table:table-cell>
          <table:table-cell table:formula="of:=[.A56]+[.B55]*[.G$5]+[.C55]*[.H$5]" office:value-type="float" office:value="3.70632379362447" calcext:value-type="float">
            <text:p>3.7063</text:p>
          </table:table-cell>
          <table:table-cell table:formula="of:=[.B55]" office:value-type="float" office:value="3.70632379459463" calcext:value-type="float">
            <text:p>3.7063</text:p>
          </table:table-cell>
          <table:table-cell table:formula="of:=[.D$5]*[.A56]+[.E$5]*[.B56]+[.F$5]*[.C56]" office:value-type="float" office:value="12.1189713818436" calcext:value-type="float">
            <text:p>12.1190</text:p>
          </table:table-cell>
          <table:table-cell table:formula="of:=[.D56]*[.F$9]" office:value-type="float" office:value="1.00000000103338" calcext:value-type="float">
            <text:p>1.000000001</text:p>
          </table:table-cell>
          <table:table-cell table:number-columns-repeated="7"/>
        </table:table-row>
        <table:table-row table:style-name="ro1">
          <table:table-cell table:formula="of:=[.A56]" office:value-type="float" office:value="1" calcext:value-type="float">
            <text:p>1</text:p>
          </table:table-cell>
          <table:table-cell table:formula="of:=[.A57]+[.B56]*[.G$5]+[.C56]*[.H$5]" office:value-type="float" office:value="3.70632379218498" calcext:value-type="float">
            <text:p>3.7063</text:p>
          </table:table-cell>
          <table:table-cell table:formula="of:=[.B56]" office:value-type="float" office:value="3.70632379362447" calcext:value-type="float">
            <text:p>3.7063</text:p>
          </table:table-cell>
          <table:table-cell table:formula="of:=[.D$5]*[.A57]+[.E$5]*[.B57]+[.F$5]*[.C57]" office:value-type="float" office:value="12.1189713779944" calcext:value-type="float">
            <text:p>12.1190</text:p>
          </table:table-cell>
          <table:table-cell table:formula="of:=[.D57]*[.F$9]" office:value-type="float" office:value="1.00000000071577" calcext:value-type="float">
            <text:p>1.0000000007</text:p>
          </table:table-cell>
          <table:table-cell table:number-columns-repeated="7"/>
        </table:table-row>
        <table:table-row table:style-name="ro1">
          <table:table-cell table:formula="of:=[.A57]" office:value-type="float" office:value="1" calcext:value-type="float">
            <text:p>1</text:p>
          </table:table-cell>
          <table:table-cell table:formula="of:=[.A58]+[.B57]*[.G$5]+[.C57]*[.H$5]" office:value-type="float" office:value="3.70632379094017" calcext:value-type="float">
            <text:p>3.7063</text:p>
          </table:table-cell>
          <table:table-cell table:formula="of:=[.B57]" office:value-type="float" office:value="3.70632379218498" calcext:value-type="float">
            <text:p>3.7063</text:p>
          </table:table-cell>
          <table:table-cell table:formula="of:=[.D$5]*[.A58]+[.E$5]*[.B58]+[.F$5]*[.C58]" office:value-type="float" office:value="12.1189713740653" calcext:value-type="float">
            <text:p>12.1190</text:p>
          </table:table-cell>
          <table:table-cell table:formula="of:=[.D58]*[.F$9]" office:value-type="float" office:value="1.00000000039156" calcext:value-type="float">
            <text:p>1.0000000004</text:p>
          </table:table-cell>
          <table:table-cell table:number-columns-repeated="7"/>
        </table:table-row>
        <table:table-row table:style-name="ro1">
          <table:table-cell table:formula="of:=[.A58]" office:value-type="float" office:value="1" calcext:value-type="float">
            <text:p>1</text:p>
          </table:table-cell>
          <table:table-cell table:formula="of:=[.A59]+[.B58]*[.G$5]+[.C58]*[.H$5]" office:value-type="float" office:value="3.70632379011156" calcext:value-type="float">
            <text:p>3.7063</text:p>
          </table:table-cell>
          <table:table-cell table:formula="of:=[.B58]" office:value-type="float" office:value="3.70632379094017" calcext:value-type="float">
            <text:p>3.7063</text:p>
          </table:table-cell>
          <table:table-cell table:formula="of:=[.D$5]*[.A59]+[.E$5]*[.B59]+[.F$5]*[.C59]" office:value-type="float" office:value="12.1189713711633" calcext:value-type="float">
            <text:p>12.1190</text:p>
          </table:table-cell>
          <table:table-cell table:formula="of:=[.D59]*[.F$9]" office:value-type="float" office:value="1.0000000001521" calcext:value-type="float">
            <text:p>1.0000000002</text:p>
          </table:table-cell>
          <table:table-cell table:number-columns-repeated="7"/>
        </table:table-row>
        <table:table-row table:style-name="ro1">
          <table:table-cell table:formula="of:=[.A59]" office:value-type="float" office:value="1" calcext:value-type="float">
            <text:p>1</text:p>
          </table:table-cell>
          <table:table-cell table:formula="of:=[.A60]+[.B59]*[.G$5]+[.C59]*[.H$5]" office:value-type="float" office:value="3.70632378967831" calcext:value-type="float">
            <text:p>3.7063</text:p>
          </table:table-cell>
          <table:table-cell table:formula="of:=[.B59]" office:value-type="float" office:value="3.70632379011156" calcext:value-type="float">
            <text:p>3.7063</text:p>
          </table:table-cell>
          <table:table-cell table:formula="of:=[.D$5]*[.A60]+[.E$5]*[.B60]+[.F$5]*[.C60]" office:value-type="float" office:value="12.1189713694682" calcext:value-type="float">
            <text:p>12.1190</text:p>
          </table:table-cell>
          <table:table-cell table:formula="of:=[.D60]*[.F$9]" office:value-type="float" office:value="1.00000000001222" calcext:value-type="float">
            <text:p>1</text:p>
          </table:table-cell>
          <table:table-cell table:number-columns-repeated="7"/>
        </table:table-row>
        <table:table-row table:style-name="ro1">
          <table:table-cell table:formula="of:=[.A60]" office:value-type="float" office:value="1" calcext:value-type="float">
            <text:p>1</text:p>
          </table:table-cell>
          <table:table-cell table:formula="of:=[.A61]+[.B60]*[.G$5]+[.C60]*[.H$5]" office:value-type="float" office:value="3.70632378952514" calcext:value-type="float">
            <text:p>3.7063</text:p>
          </table:table-cell>
          <table:table-cell table:formula="of:=[.B60]" office:value-type="float" office:value="3.70632378967831" calcext:value-type="float">
            <text:p>3.7063</text:p>
          </table:table-cell>
          <table:table-cell table:formula="of:=[.D$5]*[.A61]+[.E$5]*[.B61]+[.F$5]*[.C61]" office:value-type="float" office:value="12.1189713687286" calcext:value-type="float">
            <text:p>12.1190</text:p>
          </table:table-cell>
          <table:table-cell table:formula="of:=[.D61]*[.F$9]" office:value-type="float" office:value="0.999999999951196" calcext:value-type="float">
            <text:p>1</text:p>
          </table:table-cell>
          <table:table-cell table:number-columns-repeated="7"/>
        </table:table-row>
        <table:table-row table:style-name="ro1">
          <table:table-cell table:formula="of:=[.A61]" office:value-type="float" office:value="1" calcext:value-type="float">
            <text:p>1</text:p>
          </table:table-cell>
          <table:table-cell table:formula="of:=[.A62]+[.B61]*[.G$5]+[.C61]*[.H$5]" office:value-type="float" office:value="3.70632378952888" calcext:value-type="float">
            <text:p>3.7063</text:p>
          </table:table-cell>
          <table:table-cell table:formula="of:=[.B61]" office:value-type="float" office:value="3.70632378952514" calcext:value-type="float">
            <text:p>3.7063</text:p>
          </table:table-cell>
          <table:table-cell table:formula="of:=[.D$5]*[.A62]+[.E$5]*[.B62]+[.F$5]*[.C62]" office:value-type="float" office:value="12.1189713685829" calcext:value-type="float">
            <text:p>12.1190</text:p>
          </table:table-cell>
          <table:table-cell table:formula="of:=[.D62]*[.F$9]" office:value-type="float" office:value="0.999999999939175" calcext:value-type="float">
            <text:p>0.9999999999</text:p>
          </table:table-cell>
          <table:table-cell table:number-columns-repeated="7"/>
        </table:table-row>
        <table:table-row table:style-name="ro1">
          <table:table-cell table:formula="of:=[.A62]" office:value-type="float" office:value="1" calcext:value-type="float">
            <text:p>1</text:p>
          </table:table-cell>
          <table:table-cell table:formula="of:=[.A63]+[.B62]*[.G$5]+[.C62]*[.H$5]" office:value-type="float" office:value="3.70632378959639" calcext:value-type="float">
            <text:p>3.7063</text:p>
          </table:table-cell>
          <table:table-cell table:formula="of:=[.B62]" office:value-type="float" office:value="3.70632378952888" calcext:value-type="float">
            <text:p>3.7063</text:p>
          </table:table-cell>
          <table:table-cell table:formula="of:=[.D$5]*[.A63]+[.E$5]*[.B63]+[.F$5]*[.C63]" office:value-type="float" office:value="12.1189713687217" calcext:value-type="float">
            <text:p>12.1190</text:p>
          </table:table-cell>
          <table:table-cell table:formula="of:=[.D63]*[.F$9]" office:value-type="float" office:value="0.999999999950624" calcext:value-type="float">
            <text:p>1</text:p>
          </table:table-cell>
          <table:table-cell table:number-columns-repeated="7"/>
        </table:table-row>
        <table:table-row table:style-name="ro1">
          <table:table-cell table:formula="of:=[.A63]" office:value-type="float" office:value="1" calcext:value-type="float">
            <text:p>1</text:p>
          </table:table-cell>
          <table:table-cell table:formula="of:=[.A64]+[.B63]*[.G$5]+[.C63]*[.H$5]" office:value-type="float" office:value="3.706323789672" calcext:value-type="float">
            <text:p>3.7063</text:p>
          </table:table-cell>
          <table:table-cell table:formula="of:=[.B63]" office:value-type="float" office:value="3.70632378959639" calcext:value-type="float">
            <text:p>3.7063</text:p>
          </table:table-cell>
          <table:table-cell table:formula="of:=[.D$5]*[.A64]+[.E$5]*[.B64]+[.F$5]*[.C64]" office:value-type="float" office:value="12.1189713689404" calcext:value-type="float">
            <text:p>12.1190</text:p>
          </table:table-cell>
          <table:table-cell table:formula="of:=[.D64]*[.F$9]" office:value-type="float" office:value="0.999999999968672" calcext:value-type="float">
            <text:p>1</text:p>
          </table:table-cell>
          <table:table-cell table:number-columns-repeated="7"/>
        </table:table-row>
        <table:table-row table:style-name="ro1">
          <table:table-cell table:formula="of:=[.A64]" office:value-type="float" office:value="1" calcext:value-type="float">
            <text:p>1</text:p>
          </table:table-cell>
          <table:table-cell table:formula="of:=[.A65]+[.B64]*[.G$5]+[.C64]*[.H$5]" office:value-type="float" office:value="3.70632378973055" calcext:value-type="float">
            <text:p>3.7063</text:p>
          </table:table-cell>
          <table:table-cell table:formula="of:=[.B64]" office:value-type="float" office:value="3.706323789672" calcext:value-type="float">
            <text:p>3.7063</text:p>
          </table:table-cell>
          <table:table-cell table:formula="of:=[.D$5]*[.A65]+[.E$5]*[.B65]+[.F$5]*[.C65]" office:value-type="float" office:value="12.1189713691331" calcext:value-type="float">
            <text:p>12.1190</text:p>
          </table:table-cell>
          <table:table-cell table:formula="of:=[.D65]*[.F$9]" office:value-type="float" office:value="0.999999999984574" calcext:value-type="float">
            <text:p>1</text:p>
          </table:table-cell>
          <table:table-cell table:number-columns-repeated="7"/>
        </table:table-row>
        <table:table-row table:style-name="ro1">
          <table:table-cell table:formula="of:=[.A65]" office:value-type="float" office:value="1" calcext:value-type="float">
            <text:p>1</text:p>
          </table:table-cell>
          <table:table-cell table:formula="of:=[.A66]+[.B65]*[.G$5]+[.C65]*[.H$5]" office:value-type="float" office:value="3.70632378976626" calcext:value-type="float">
            <text:p>3.7063</text:p>
          </table:table-cell>
          <table:table-cell table:formula="of:=[.B65]" office:value-type="float" office:value="3.70632378973055" calcext:value-type="float">
            <text:p>3.7063</text:p>
          </table:table-cell>
          <table:table-cell table:formula="of:=[.D$5]*[.A66]+[.E$5]*[.B66]+[.F$5]*[.C66]" office:value-type="float" office:value="12.1189713692631" calcext:value-type="float">
            <text:p>12.1190</text:p>
          </table:table-cell>
          <table:table-cell table:formula="of:=[.D66]*[.F$9]" office:value-type="float" office:value="0.999999999995299" calcext:value-type="float">
            <text:p>1</text:p>
          </table:table-cell>
          <table:table-cell table:number-columns-repeated="7"/>
        </table:table-row>
        <table:table-row table:style-name="ro1">
          <table:table-cell table:formula="of:=[.A66]" office:value-type="float" office:value="1" calcext:value-type="float">
            <text:p>1</text:p>
          </table:table-cell>
          <table:table-cell table:formula="of:=[.A67]+[.B66]*[.G$5]+[.C66]*[.H$5]" office:value-type="float" office:value="3.70632378978292" calcext:value-type="float">
            <text:p>3.7063</text:p>
          </table:table-cell>
          <table:table-cell table:formula="of:=[.B66]" office:value-type="float" office:value="3.70632378976626" calcext:value-type="float">
            <text:p>3.7063</text:p>
          </table:table-cell>
          <table:table-cell table:formula="of:=[.D$5]*[.A67]+[.E$5]*[.B67]+[.F$5]*[.C67]" office:value-type="float" office:value="12.1189713693321" calcext:value-type="float">
            <text:p>12.1190</text:p>
          </table:table-cell>
          <table:table-cell table:formula="of:=[.D67]*[.F$9]" office:value-type="float" office:value="1.00000000000099" calcext:value-type="float">
            <text:p>1</text:p>
          </table:table-cell>
          <table:table-cell table:number-columns-repeated="7"/>
        </table:table-row>
        <table:table-row table:style-name="ro1">
          <table:table-cell table:formula="of:=[.A67]" office:value-type="float" office:value="1" calcext:value-type="float">
            <text:p>1</text:p>
          </table:table-cell>
          <table:table-cell table:formula="of:=[.A68]+[.B67]*[.G$5]+[.C67]*[.H$5]" office:value-type="float" office:value="3.70632378978721" calcext:value-type="float">
            <text:p>3.7063</text:p>
          </table:table-cell>
          <table:table-cell table:formula="of:=[.B67]" office:value-type="float" office:value="3.70632378978292" calcext:value-type="float">
            <text:p>3.7063</text:p>
          </table:table-cell>
          <table:table-cell table:formula="of:=[.D$5]*[.A68]+[.E$5]*[.B68]+[.F$5]*[.C68]" office:value-type="float" office:value="12.1189713693573" calcext:value-type="float">
            <text:p>12.1190</text:p>
          </table:table-cell>
          <table:table-cell table:formula="of:=[.D68]*[.F$9]" office:value-type="float" office:value="1.00000000000308" calcext:value-type="float">
            <text:p>1</text:p>
          </table:table-cell>
          <table:table-cell table:number-columns-repeated="7"/>
        </table:table-row>
        <table:table-row table:style-name="ro1">
          <table:table-cell table:formula="of:=[.A68]" office:value-type="float" office:value="1" calcext:value-type="float">
            <text:p>1</text:p>
          </table:table-cell>
          <table:table-cell table:formula="of:=[.A69]+[.B68]*[.G$5]+[.C68]*[.H$5]" office:value-type="float" office:value="3.70632378978524" calcext:value-type="float">
            <text:p>3.7063</text:p>
          </table:table-cell>
          <table:table-cell table:formula="of:=[.B68]" office:value-type="float" office:value="3.70632378978721" calcext:value-type="float">
            <text:p>3.7063</text:p>
          </table:table-cell>
          <table:table-cell table:formula="of:=[.D$5]*[.A69]+[.E$5]*[.B69]+[.F$5]*[.C69]" office:value-type="float" office:value="12.1189713693577" calcext:value-type="float">
            <text:p>12.1190</text:p>
          </table:table-cell>
          <table:table-cell table:formula="of:=[.D69]*[.F$9]" office:value-type="float" office:value="1.00000000000311" calcext:value-type="float">
            <text:p>1</text:p>
          </table:table-cell>
          <table:table-cell table:number-columns-repeated="7"/>
        </table:table-row>
        <table:table-row table:style-name="ro1">
          <table:table-cell table:formula="of:=[.A69]" office:value-type="float" office:value="1" calcext:value-type="float">
            <text:p>1</text:p>
          </table:table-cell>
          <table:table-cell table:formula="of:=[.A70]+[.B69]*[.G$5]+[.C69]*[.H$5]" office:value-type="float" office:value="3.70632378978122" calcext:value-type="float">
            <text:p>3.7063</text:p>
          </table:table-cell>
          <table:table-cell table:formula="of:=[.B69]" office:value-type="float" office:value="3.70632378978524" calcext:value-type="float">
            <text:p>3.7063</text:p>
          </table:table-cell>
          <table:table-cell table:formula="of:=[.D$5]*[.A70]+[.E$5]*[.B70]+[.F$5]*[.C70]" office:value-type="float" office:value="12.1189713693477" calcext:value-type="float">
            <text:p>12.1190</text:p>
          </table:table-cell>
          <table:table-cell table:formula="of:=[.D70]*[.F$9]" office:value-type="float" office:value="1.00000000000228" calcext:value-type="float">
            <text:p>1</text:p>
          </table:table-cell>
          <table:table-cell table:number-columns-repeated="7"/>
        </table:table-row>
        <table:table-row table:style-name="ro1">
          <table:table-cell table:formula="of:=[.A70]" office:value-type="float" office:value="1" calcext:value-type="float">
            <text:p>1</text:p>
          </table:table-cell>
          <table:table-cell table:formula="of:=[.A71]+[.B70]*[.G$5]+[.C70]*[.H$5]" office:value-type="float" office:value="3.70632378977744" calcext:value-type="float">
            <text:p>3.7063</text:p>
          </table:table-cell>
          <table:table-cell table:formula="of:=[.B70]" office:value-type="float" office:value="3.70632378978122" calcext:value-type="float">
            <text:p>3.7063</text:p>
          </table:table-cell>
          <table:table-cell table:formula="of:=[.D$5]*[.A71]+[.E$5]*[.B71]+[.F$5]*[.C71]" office:value-type="float" office:value="12.1189713693361" calcext:value-type="float">
            <text:p>12.1190</text:p>
          </table:table-cell>
          <table:table-cell table:formula="of:=[.D71]*[.F$9]" office:value-type="float" office:value="1.00000000000132" calcext:value-type="float">
            <text:p>1</text:p>
          </table:table-cell>
          <table:table-cell table:number-columns-repeated="7"/>
        </table:table-row>
        <table:table-row table:style-name="ro1">
          <table:table-cell table:formula="of:=[.A71]" office:value-type="float" office:value="1" calcext:value-type="float">
            <text:p>1</text:p>
          </table:table-cell>
          <table:table-cell table:formula="of:=[.A72]+[.B71]*[.G$5]+[.C71]*[.H$5]" office:value-type="float" office:value="3.70632378977477" calcext:value-type="float">
            <text:p>3.7063</text:p>
          </table:table-cell>
          <table:table-cell table:formula="of:=[.B71]" office:value-type="float" office:value="3.70632378977744" calcext:value-type="float">
            <text:p>3.7063</text:p>
          </table:table-cell>
          <table:table-cell table:formula="of:=[.D$5]*[.A72]+[.E$5]*[.B72]+[.F$5]*[.C72]" office:value-type="float" office:value="12.118971369327" calcext:value-type="float">
            <text:p>12.1190</text:p>
          </table:table-cell>
          <table:table-cell table:formula="of:=[.D72]*[.F$9]" office:value-type="float" office:value="1.00000000000057" calcext:value-type="float">
            <text:p>1</text:p>
          </table:table-cell>
          <table:table-cell table:number-columns-repeated="7"/>
        </table:table-row>
        <table:table-row table:style-name="ro1">
          <table:table-cell table:formula="of:=[.A72]" office:value-type="float" office:value="1" calcext:value-type="float">
            <text:p>1</text:p>
          </table:table-cell>
          <table:table-cell table:formula="of:=[.A73]+[.B72]*[.G$5]+[.C72]*[.H$5]" office:value-type="float" office:value="3.70632378977329" calcext:value-type="float">
            <text:p>3.7063</text:p>
          </table:table-cell>
          <table:table-cell table:formula="of:=[.B72]" office:value-type="float" office:value="3.70632378977477" calcext:value-type="float">
            <text:p>3.7063</text:p>
          </table:table-cell>
          <table:table-cell table:formula="of:=[.D$5]*[.A73]+[.E$5]*[.B73]+[.F$5]*[.C73]" office:value-type="float" office:value="12.1189713693214" calcext:value-type="float">
            <text:p>12.1190</text:p>
          </table:table-cell>
          <table:table-cell table:formula="of:=[.D73]*[.F$9]" office:value-type="float" office:value="1.00000000000011" calcext:value-type="float">
            <text:p>1</text:p>
          </table:table-cell>
          <table:table-cell table:number-columns-repeated="7"/>
        </table:table-row>
        <table:table-row table:style-name="ro1">
          <table:table-cell table:formula="of:=[.A73]" office:value-type="float" office:value="1" calcext:value-type="float">
            <text:p>1</text:p>
          </table:table-cell>
          <table:table-cell table:formula="of:=[.A74]+[.B73]*[.G$5]+[.C73]*[.H$5]" office:value-type="float" office:value="3.70632378977269" calcext:value-type="float">
            <text:p>3.7063</text:p>
          </table:table-cell>
          <table:table-cell table:formula="of:=[.B73]" office:value-type="float" office:value="3.70632378977329" calcext:value-type="float">
            <text:p>3.7063</text:p>
          </table:table-cell>
          <table:table-cell table:formula="of:=[.D$5]*[.A74]+[.E$5]*[.B74]+[.F$5]*[.C74]" office:value-type="float" office:value="12.1189713693187" calcext:value-type="float">
            <text:p>12.1190</text:p>
          </table:table-cell>
          <table:table-cell table:formula="of:=[.D74]*[.F$9]" office:value-type="float" office:value="0.999999999999887" calcext:value-type="float">
            <text:p>1</text:p>
          </table:table-cell>
          <table:table-cell table:number-columns-repeated="7"/>
        </table:table-row>
        <table:table-row table:style-name="ro1">
          <table:table-cell table:formula="of:=[.A74]" office:value-type="float" office:value="1" calcext:value-type="float">
            <text:p>1</text:p>
          </table:table-cell>
          <table:table-cell table:formula="of:=[.A75]+[.B74]*[.G$5]+[.C74]*[.H$5]" office:value-type="float" office:value="3.70632378977262" calcext:value-type="float">
            <text:p>3.7063</text:p>
          </table:table-cell>
          <table:table-cell table:formula="of:=[.B74]" office:value-type="float" office:value="3.70632378977269" calcext:value-type="float">
            <text:p>3.7063</text:p>
          </table:table-cell>
          <table:table-cell table:formula="of:=[.D$5]*[.A75]+[.E$5]*[.B75]+[.F$5]*[.C75]" office:value-type="float" office:value="12.1189713693179" calcext:value-type="float">
            <text:p>12.1190</text:p>
          </table:table-cell>
          <table:table-cell table:formula="of:=[.D75]*[.F$9]" office:value-type="float" office:value="0.999999999999826" calcext:value-type="float">
            <text:p>1</text:p>
          </table:table-cell>
          <table:table-cell table:number-columns-repeated="7"/>
        </table:table-row>
        <table:table-row table:style-name="ro1">
          <table:table-cell table:formula="of:=[.A75]" office:value-type="float" office:value="1" calcext:value-type="float">
            <text:p>1</text:p>
          </table:table-cell>
          <table:table-cell table:formula="of:=[.A76]+[.B75]*[.G$5]+[.C75]*[.H$5]" office:value-type="float" office:value="3.70632378977279" calcext:value-type="float">
            <text:p>3.7063</text:p>
          </table:table-cell>
          <table:table-cell table:formula="of:=[.B75]" office:value-type="float" office:value="3.70632378977262" calcext:value-type="float">
            <text:p>3.7063</text:p>
          </table:table-cell>
          <table:table-cell table:formula="of:=[.D$5]*[.A76]+[.E$5]*[.B76]+[.F$5]*[.C76]" office:value-type="float" office:value="12.1189713693182" calcext:value-type="float">
            <text:p>12.1190</text:p>
          </table:table-cell>
          <table:table-cell table:formula="of:=[.D76]*[.F$9]" office:value-type="float" office:value="0.999999999999849" calcext:value-type="float">
            <text:p>1</text:p>
          </table:table-cell>
          <table:table-cell table:number-columns-repeated="7"/>
        </table:table-row>
        <table:table-row table:style-name="ro1">
          <table:table-cell table:formula="of:=[.A76]" office:value-type="float" office:value="1" calcext:value-type="float">
            <text:p>1</text:p>
          </table:table-cell>
          <table:table-cell table:formula="of:=[.A77]+[.B76]*[.G$5]+[.C76]*[.H$5]" office:value-type="float" office:value="3.70632378977301" calcext:value-type="float">
            <text:p>3.7063</text:p>
          </table:table-cell>
          <table:table-cell table:formula="of:=[.B76]" office:value-type="float" office:value="3.70632378977279" calcext:value-type="float">
            <text:p>3.7063</text:p>
          </table:table-cell>
          <table:table-cell table:formula="of:=[.D$5]*[.A77]+[.E$5]*[.B77]+[.F$5]*[.C77]" office:value-type="float" office:value="12.1189713693188" calcext:value-type="float">
            <text:p>12.1190</text:p>
          </table:table-cell>
          <table:table-cell table:formula="of:=[.D77]*[.F$9]" office:value-type="float" office:value="0.999999999999898" calcext:value-type="float">
            <text:p>1</text:p>
          </table:table-cell>
          <table:table-cell table:number-columns-repeated="7"/>
        </table:table-row>
        <table:table-row table:style-name="ro1">
          <table:table-cell table:formula="of:=[.A77]" office:value-type="float" office:value="1" calcext:value-type="float">
            <text:p>1</text:p>
          </table:table-cell>
          <table:table-cell table:formula="of:=[.A78]+[.B77]*[.G$5]+[.C77]*[.H$5]" office:value-type="float" office:value="3.70632378977319" calcext:value-type="float">
            <text:p>3.7063</text:p>
          </table:table-cell>
          <table:table-cell table:formula="of:=[.B77]" office:value-type="float" office:value="3.70632378977301" calcext:value-type="float">
            <text:p>3.7063</text:p>
          </table:table-cell>
          <table:table-cell table:formula="of:=[.D$5]*[.A78]+[.E$5]*[.B78]+[.F$5]*[.C78]" office:value-type="float" office:value="12.1189713693194" calcext:value-type="float">
            <text:p>12.1190</text:p>
          </table:table-cell>
          <table:table-cell table:formula="of:=[.D78]*[.F$9]" office:value-type="float" office:value="0.999999999999947" calcext:value-type="float">
            <text:p>1</text:p>
          </table:table-cell>
          <table:table-cell table:number-columns-repeated="7"/>
        </table:table-row>
        <table:table-row table:style-name="ro1">
          <table:table-cell table:formula="of:=[.A78]" office:value-type="float" office:value="1" calcext:value-type="float">
            <text:p>1</text:p>
          </table:table-cell>
          <table:table-cell table:formula="of:=[.A79]+[.B78]*[.G$5]+[.C78]*[.H$5]" office:value-type="float" office:value="3.70632378977331" calcext:value-type="float">
            <text:p>3.7063</text:p>
          </table:table-cell>
          <table:table-cell table:formula="of:=[.B78]" office:value-type="float" office:value="3.70632378977319" calcext:value-type="float">
            <text:p>3.7063</text:p>
          </table:table-cell>
          <table:table-cell table:formula="of:=[.D$5]*[.A79]+[.E$5]*[.B79]+[.F$5]*[.C79]" office:value-type="float" office:value="12.1189713693198" calcext:value-type="float">
            <text:p>12.1190</text:p>
          </table:table-cell>
          <table:table-cell table:formula="of:=[.D79]*[.F$9]" office:value-type="float" office:value="0.999999999999981" calcext:value-type="float">
            <text:p>1</text:p>
          </table:table-cell>
          <table:table-cell table:number-columns-repeated="7"/>
        </table:table-row>
        <table:table-row table:style-name="ro1">
          <table:table-cell table:formula="of:=[.A79]" office:value-type="float" office:value="1" calcext:value-type="float">
            <text:p>1</text:p>
          </table:table-cell>
          <table:table-cell table:formula="of:=[.A80]+[.B79]*[.G$5]+[.C79]*[.H$5]" office:value-type="float" office:value="3.70632378977337" calcext:value-type="float">
            <text:p>3.7063</text:p>
          </table:table-cell>
          <table:table-cell table:formula="of:=[.B79]" office:value-type="float" office:value="3.70632378977331" calcext:value-type="float">
            <text:p>3.7063</text:p>
          </table:table-cell>
          <table:table-cell table:formula="of:=[.D$5]*[.A80]+[.E$5]*[.B80]+[.F$5]*[.C80]" office:value-type="float" office:value="12.1189713693201" calcext:value-type="float">
            <text:p>12.1190</text:p>
          </table:table-cell>
          <table:table-cell table:formula="of:=[.D80]*[.F$9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formula="of:=[.A80]" office:value-type="float" office:value="1" calcext:value-type="float">
            <text:p>1</text:p>
          </table:table-cell>
          <table:table-cell table:formula="of:=[.A81]+[.B80]*[.G$5]+[.C80]*[.H$5]" office:value-type="float" office:value="3.70632378977339" calcext:value-type="float">
            <text:p>3.7063</text:p>
          </table:table-cell>
          <table:table-cell table:formula="of:=[.B80]" office:value-type="float" office:value="3.70632378977337" calcext:value-type="float">
            <text:p>3.7063</text:p>
          </table:table-cell>
          <table:table-cell table:formula="of:=[.D$5]*[.A81]+[.E$5]*[.B81]+[.F$5]*[.C81]" office:value-type="float" office:value="12.1189713693202" calcext:value-type="float">
            <text:p>12.1190</text:p>
          </table:table-cell>
          <table:table-cell table:formula="of:=[.D81]*[.F$9]" office:value-type="float" office:value="1.00000000000001" calcext:value-type="float">
            <text:p>1</text:p>
          </table:table-cell>
          <table:table-cell table:number-columns-repeated="7"/>
        </table:table-row>
        <table:table-row table:style-name="ro1">
          <table:table-cell table:formula="of:=[.A81]" office:value-type="float" office:value="1" calcext:value-type="float">
            <text:p>1</text:p>
          </table:table-cell>
          <table:table-cell table:formula="of:=[.A82]+[.B81]*[.G$5]+[.C81]*[.H$5]" office:value-type="float" office:value="3.70632378977339" calcext:value-type="float">
            <text:p>3.7063</text:p>
          </table:table-cell>
          <table:table-cell table:formula="of:=[.B81]" office:value-type="float" office:value="3.70632378977339" calcext:value-type="float">
            <text:p>3.7063</text:p>
          </table:table-cell>
          <table:table-cell table:formula="of:=[.D$5]*[.A82]+[.E$5]*[.B82]+[.F$5]*[.C82]" office:value-type="float" office:value="12.1189713693202" calcext:value-type="float">
            <text:p>12.1190</text:p>
          </table:table-cell>
          <table:table-cell table:formula="of:=[.D82]*[.F$9]" office:value-type="float" office:value="1.00000000000001" calcext:value-type="float">
            <text:p>1</text:p>
          </table:table-cell>
          <table:table-cell table:number-columns-repeated="7"/>
        </table:table-row>
        <table:table-row table:style-name="ro1">
          <table:table-cell table:formula="of:=[.A82]" office:value-type="float" office:value="1" calcext:value-type="float">
            <text:p>1</text:p>
          </table:table-cell>
          <table:table-cell table:formula="of:=[.A83]+[.B82]*[.G$5]+[.C82]*[.H$5]" office:value-type="float" office:value="3.70632378977337" calcext:value-type="float">
            <text:p>3.7063</text:p>
          </table:table-cell>
          <table:table-cell table:formula="of:=[.B82]" office:value-type="float" office:value="3.70632378977339" calcext:value-type="float">
            <text:p>3.7063</text:p>
          </table:table-cell>
          <table:table-cell table:formula="of:=[.D$5]*[.A83]+[.E$5]*[.B83]+[.F$5]*[.C83]" office:value-type="float" office:value="12.1189713693201" calcext:value-type="float">
            <text:p>12.1190</text:p>
          </table:table-cell>
          <table:table-cell table:formula="of:=[.D83]*[.F$9]" office:value-type="float" office:value="1.00000000000001" calcext:value-type="float">
            <text:p>1</text:p>
          </table:table-cell>
          <table:table-cell table:number-columns-repeated="7"/>
        </table:table-row>
        <table:table-row table:style-name="ro1">
          <table:table-cell table:formula="of:=[.A83]" office:value-type="float" office:value="1" calcext:value-type="float">
            <text:p>1</text:p>
          </table:table-cell>
          <table:table-cell table:formula="of:=[.A84]+[.B83]*[.G$5]+[.C83]*[.H$5]" office:value-type="float" office:value="3.70632378977336" calcext:value-type="float">
            <text:p>3.7063</text:p>
          </table:table-cell>
          <table:table-cell table:formula="of:=[.B83]" office:value-type="float" office:value="3.70632378977337" calcext:value-type="float">
            <text:p>3.7063</text:p>
          </table:table-cell>
          <table:table-cell table:formula="of:=[.D$5]*[.A84]+[.E$5]*[.B84]+[.F$5]*[.C84]" office:value-type="float" office:value="12.1189713693201" calcext:value-type="float">
            <text:p>12.1190</text:p>
          </table:table-cell>
          <table:table-cell table:formula="of:=[.D84]*[.F$9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formula="of:=[.A84]" office:value-type="float" office:value="1" calcext:value-type="float">
            <text:p>1</text:p>
          </table:table-cell>
          <table:table-cell table:formula="of:=[.A85]+[.B84]*[.G$5]+[.C84]*[.H$5]" office:value-type="float" office:value="3.70632378977335" calcext:value-type="float">
            <text:p>3.7063</text:p>
          </table:table-cell>
          <table:table-cell table:formula="of:=[.B84]" office:value-type="float" office:value="3.70632378977336" calcext:value-type="float">
            <text:p>3.7063</text:p>
          </table:table-cell>
          <table:table-cell table:formula="of:=[.D$5]*[.A85]+[.E$5]*[.B85]+[.F$5]*[.C85]" office:value-type="float" office:value="12.1189713693201" calcext:value-type="float">
            <text:p>12.1190</text:p>
          </table:table-cell>
          <table:table-cell table:formula="of:=[.D85]*[.F$9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formula="of:=[.A85]" office:value-type="float" office:value="1" calcext:value-type="float">
            <text:p>1</text:p>
          </table:table-cell>
          <table:table-cell table:formula="of:=[.A86]+[.B85]*[.G$5]+[.C85]*[.H$5]" office:value-type="float" office:value="3.70632378977335" calcext:value-type="float">
            <text:p>3.7063</text:p>
          </table:table-cell>
          <table:table-cell table:formula="of:=[.B85]" office:value-type="float" office:value="3.70632378977335" calcext:value-type="float">
            <text:p>3.7063</text:p>
          </table:table-cell>
          <table:table-cell table:formula="of:=[.D$5]*[.A86]+[.E$5]*[.B86]+[.F$5]*[.C86]" office:value-type="float" office:value="12.1189713693201" calcext:value-type="float">
            <text:p>12.1190</text:p>
          </table:table-cell>
          <table:table-cell table:formula="of:=[.D86]*[.F$9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formula="of:=[.A86]" office:value-type="float" office:value="1" calcext:value-type="float">
            <text:p>1</text:p>
          </table:table-cell>
          <table:table-cell table:formula="of:=[.A87]+[.B86]*[.G$5]+[.C86]*[.H$5]" office:value-type="float" office:value="3.70632378977335" calcext:value-type="float">
            <text:p>3.7063</text:p>
          </table:table-cell>
          <table:table-cell table:formula="of:=[.B86]" office:value-type="float" office:value="3.70632378977335" calcext:value-type="float">
            <text:p>3.7063</text:p>
          </table:table-cell>
          <table:table-cell table:formula="of:=[.D$5]*[.A87]+[.E$5]*[.B87]+[.F$5]*[.C87]" office:value-type="float" office:value="12.11897136932" calcext:value-type="float">
            <text:p>12.1190</text:p>
          </table:table-cell>
          <table:table-cell table:formula="of:=[.D87]*[.F$9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formula="of:=[.A87]" office:value-type="float" office:value="1" calcext:value-type="float">
            <text:p>1</text:p>
          </table:table-cell>
          <table:table-cell table:formula="of:=[.A88]+[.B87]*[.G$5]+[.C87]*[.H$5]" office:value-type="float" office:value="3.70632378977335" calcext:value-type="float">
            <text:p>3.7063</text:p>
          </table:table-cell>
          <table:table-cell table:formula="of:=[.B87]" office:value-type="float" office:value="3.70632378977335" calcext:value-type="float">
            <text:p>3.7063</text:p>
          </table:table-cell>
          <table:table-cell table:formula="of:=[.D$5]*[.A88]+[.E$5]*[.B88]+[.F$5]*[.C88]" office:value-type="float" office:value="12.11897136932" calcext:value-type="float">
            <text:p>12.1190</text:p>
          </table:table-cell>
          <table:table-cell table:formula="of:=[.D88]*[.F$9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formula="of:=[.A88]" office:value-type="float" office:value="1" calcext:value-type="float">
            <text:p>1</text:p>
          </table:table-cell>
          <table:table-cell table:formula="of:=[.A89]+[.B88]*[.G$5]+[.C88]*[.H$5]" office:value-type="float" office:value="3.70632378977335" calcext:value-type="float">
            <text:p>3.7063</text:p>
          </table:table-cell>
          <table:table-cell table:formula="of:=[.B88]" office:value-type="float" office:value="3.70632378977335" calcext:value-type="float">
            <text:p>3.7063</text:p>
          </table:table-cell>
          <table:table-cell table:formula="of:=[.D$5]*[.A89]+[.E$5]*[.B89]+[.F$5]*[.C89]" office:value-type="float" office:value="12.11897136932" calcext:value-type="float">
            <text:p>12.1190</text:p>
          </table:table-cell>
          <table:table-cell table:formula="of:=[.D89]*[.F$9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formula="of:=[.A89]" office:value-type="float" office:value="1" calcext:value-type="float">
            <text:p>1</text:p>
          </table:table-cell>
          <table:table-cell table:formula="of:=[.A90]+[.B89]*[.G$5]+[.C89]*[.H$5]" office:value-type="float" office:value="3.70632378977335" calcext:value-type="float">
            <text:p>3.7063</text:p>
          </table:table-cell>
          <table:table-cell table:formula="of:=[.B89]" office:value-type="float" office:value="3.70632378977335" calcext:value-type="float">
            <text:p>3.7063</text:p>
          </table:table-cell>
          <table:table-cell table:formula="of:=[.D$5]*[.A90]+[.E$5]*[.B90]+[.F$5]*[.C90]" office:value-type="float" office:value="12.11897136932" calcext:value-type="float">
            <text:p>12.1190</text:p>
          </table:table-cell>
          <table:table-cell table:formula="of:=[.D90]*[.F$9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formula="of:=[.A90]" office:value-type="float" office:value="1" calcext:value-type="float">
            <text:p>1</text:p>
          </table:table-cell>
          <table:table-cell table:formula="of:=[.A91]+[.B90]*[.G$5]+[.C90]*[.H$5]" office:value-type="float" office:value="3.70632378977335" calcext:value-type="float">
            <text:p>3.7063</text:p>
          </table:table-cell>
          <table:table-cell table:formula="of:=[.B90]" office:value-type="float" office:value="3.70632378977335" calcext:value-type="float">
            <text:p>3.7063</text:p>
          </table:table-cell>
          <table:table-cell table:formula="of:=[.D$5]*[.A91]+[.E$5]*[.B91]+[.F$5]*[.C91]" office:value-type="float" office:value="12.11897136932" calcext:value-type="float">
            <text:p>12.1190</text:p>
          </table:table-cell>
          <table:table-cell table:formula="of:=[.D91]*[.F$9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formula="of:=[.A91]" office:value-type="float" office:value="1" calcext:value-type="float">
            <text:p>1</text:p>
          </table:table-cell>
          <table:table-cell table:formula="of:=[.A92]+[.B91]*[.G$5]+[.C91]*[.H$5]" office:value-type="float" office:value="3.70632378977335" calcext:value-type="float">
            <text:p>3.7063</text:p>
          </table:table-cell>
          <table:table-cell table:formula="of:=[.B91]" office:value-type="float" office:value="3.70632378977335" calcext:value-type="float">
            <text:p>3.7063</text:p>
          </table:table-cell>
          <table:table-cell table:formula="of:=[.D$5]*[.A92]+[.E$5]*[.B92]+[.F$5]*[.C92]" office:value-type="float" office:value="12.11897136932" calcext:value-type="float">
            <text:p>12.1190</text:p>
          </table:table-cell>
          <table:table-cell table:formula="of:=[.D92]*[.F$9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formula="of:=[.A92]" office:value-type="float" office:value="1" calcext:value-type="float">
            <text:p>1</text:p>
          </table:table-cell>
          <table:table-cell table:formula="of:=[.A93]+[.B92]*[.G$5]+[.C92]*[.H$5]" office:value-type="float" office:value="3.70632378977335" calcext:value-type="float">
            <text:p>3.7063</text:p>
          </table:table-cell>
          <table:table-cell table:formula="of:=[.B92]" office:value-type="float" office:value="3.70632378977335" calcext:value-type="float">
            <text:p>3.7063</text:p>
          </table:table-cell>
          <table:table-cell table:formula="of:=[.D$5]*[.A93]+[.E$5]*[.B93]+[.F$5]*[.C93]" office:value-type="float" office:value="12.11897136932" calcext:value-type="float">
            <text:p>12.1190</text:p>
          </table:table-cell>
          <table:table-cell table:formula="of:=[.D93]*[.F$9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formula="of:=[.A93]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formula="of:=[.A94]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formula="of:=[.A95]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formula="of:=[.A96]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formula="of:=[.A97]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formula="of:=[.A98]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formula="of:=[.A99]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formula="of:=[.A100]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formula="of:=[.A101]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formula="of:=[.A102]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formula="of:=[.A103]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formula="of:=[.A104]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formula="of:=[.A105]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formula="of:=[.A106]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formula="of:=[.A107]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formula="of:=[.A108]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formula="of:=[.A109]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formula="of:=[.A110]" office:value-type="float" office:value="1" calcext:value-type="float">
            <text:p>1</text:p>
          </table:table-cell>
          <table:table-cell table:number-columns-repeated="11"/>
        </table:table-row>
        <table:table-row table:style-name="ro1" table:number-rows-repeated="46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Nimbus Mono L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8T21:09:24.357243273</meta:creation-date>
    <dc:date>2019-04-19T11:52:39.340291611</dc:date>
    <meta:editing-duration>PT22M16S</meta:editing-duration>
    <meta:editing-cycles>6</meta:editing-cycles>
    <meta:generator>LibreOffice/5.1.6.2$Linux_X86_64 LibreOffice_project/10m0$Build-2</meta:generator>
    <meta:document-statistic meta:table-count="1" meta:cell-count="49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6.03cm" svg:height="15.308cm" xlink:href=".." xlink:type="simple" chart:class="chart:line" chart:style-name="ch1">
        <chart:legend chart:legend-position="end" svg:x="23.178cm" svg:y="7.355cm" style:legend-expansion="high" chart:style-name="ch2"/>
        <chart:plot-area chart:style-name="ch3" table:cell-range-address="Sheet1.E9:Sheet1.E60" svg:x="0.52cm" svg:y="0.306cm" svg:width="22.138cm" svg:height="14.696cm">
          <chartooo:coordinate-region svg:x="1.247cm" svg:y="0.506cm" svg:width="21.224cm" svg:height="13.84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E9:Sheet1.E60" chart:class="chart:line">
            <chart:data-point chart:repeated="5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E9:Sheet1.E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47545761812318">
                <text:p>0.2475457618123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18679304728614">
                <text:p>0.5186793047286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60451397672778">
                <text:p>0.7604513976727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24872558269098">
                <text:p>0.9248725582690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01300564564155">
                <text:p>1.013005645641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045872561875">
                <text:p>1.0458725618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04706118241432">
                <text:p>1.047061182414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03485423569154">
                <text:p>1.034854235691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0204119622508">
                <text:p>1.02041196225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00894373964469">
                <text:p>1.0089437396446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00179725483791">
                <text:p>1.001797254837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98362706417841">
                <text:p>0.9983627064178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97386891258186">
                <text:p>0.9973868912581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97689174929364">
                <text:p>0.99768917492936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98437420878845">
                <text:p>0.99843742087884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99167849242792">
                <text:p>0.99916784924279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99693847353193">
                <text:p>0.99969384735319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99993550041906">
                <text:p>0.99999355004190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00011898927335">
                <text:p>1.0001189892733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00013865853795">
                <text:p>1.0001386585379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00010936547002">
                <text:p>1.000109365470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00006776727745">
                <text:p>1.0000677672774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00003231385279">
                <text:p>1.0000323138527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00000896227089">
                <text:p>1.0000089622708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999996906060919">
                <text:p>0.99999690606091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999992764766455">
                <text:p>0.99999276476645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99993007624989">
                <text:p>0.99999300762498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99999499446879">
                <text:p>0.9999949944687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999997165054644">
                <text:p>0.99999716505464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999998825834119">
                <text:p>0.99999882583411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99999828103175">
                <text:p>0.9999998281031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00000028815799">
                <text:p>1.0000002881579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00000040029287">
                <text:p>1.0000004002928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00000033857264">
                <text:p>1.0000003385726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0000002217483">
                <text:p>1.000000221748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00000011370063">
                <text:p>1.0000001137006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00000003842768">
                <text:p>1.0000000384276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999999996991463">
                <text:p>0.99999999699146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99999980700853">
                <text:p>0.99999998070085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999999979184169">
                <text:p>0.99999997918416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999999984174476">
                <text:p>0.99999998417447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999999990504041">
                <text:p>0.99999999050404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999999995678596">
                <text:p>0.99999999567859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99999999898029">
                <text:p>0.9999999989802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00000000061816">
                <text:p>1.0000000006181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00000000112738">
                <text:p>1.0000000011273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00000000103338">
                <text:p>1.0000000010333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00000000071577">
                <text:p>1.0000000007157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00000000039156">
                <text:p>1.0000000003915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0000000001521">
                <text:p>1.000000000152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0000000001222">
                <text:p>1.000000000012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